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1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6" style:family="paragraph" style:parent-style-name="Table_20_Heading">
      <style:text-properties fo:font-size="12pt" style:font-size-asian="12pt" style:font-size-complex="12pt"/>
    </style:style>
    <style:style style:name="P137" style:family="paragraph" style:parent-style-name="Table_20_Contents"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0" style:family="paragraph" style:parent-style-name="Table_20_Contents">
      <style:text-properties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8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8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1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2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5" style:family="paragraph" style:parent-style-name="Standard" style:list-style-name="L8">
      <style:text-properties fo:language="en" fo:country="US" style:text-underline-style="none"/>
    </style:style>
    <style:style style:name="P226" style:family="paragraph" style:parent-style-name="Standard" style:list-style-name="L10"/>
    <style:style style:name="P227" style:family="paragraph" style:parent-style-name="Standard" style:list-style-name="L38">
      <style:text-properties fo:font-size="12pt" style:font-size-asian="12pt" style:font-size-complex="12pt"/>
    </style:style>
    <style:style style:name="P228" style:family="paragraph" style:parent-style-name="Standard" style:list-style-name="L57">
      <style:text-properties fo:font-size="12pt" style:font-size-asian="12pt" style:font-size-complex="12pt"/>
    </style:style>
    <style:style style:name="P229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1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2" style:family="paragraph" style:parent-style-name="Standard" style:list-style-name="L51"/>
    <style:style style:name="P23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34" style:family="paragraph" style:parent-style-name="Standard" style:list-style-name="L54"/>
    <style:style style:name="P23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4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4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4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54" style:family="paragraph" style:parent-style-name="Table_20_Contents" style:list-style-name="L36">
      <style:paragraph-properties fo:text-align="justify" style:justify-single-word="false"/>
    </style:style>
    <style:style style:name="P255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5" style:family="text">
      <style:text-properties style:font-name-asian="Liberation Sans1" style:font-name-complex="Liberation Sans1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1">Рабочая среда</text:p>
          </table:table-cell>
          <table:table-cell table:style-name="Таблица1.A1" office:value-type="string">
            <text:p text:style-name="P142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5">любой терминал (xterm, rxvt, mrxvt, ...)</text:p>
      <text:p text:style-name="P8"/>
      <text:p text:style-name="P8">Windows:</text:p>
      <text:list xml:id="list10555000231" text:style-name="L1">
        <text:list-item>
          <text:p text:style-name="P181">установить Ruby для Windows, запускать через виндозный cmd</text:p>
          <text:p text:style-name="P181">&gt;&gt;&gt; показать Start/Run/cmd</text:p>
        </text:list-item>
        <text:list-item>
          <text:p text:style-name="P181">установить cygwin и получить линукс под виндой</text:p>
        </text:list-item>
        <text:list-item>
          <text:p text:style-name="P18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584380467" text:style-name="L2">
        <text:list-item>
          <text:p text:style-name="P182">установка</text:p>
        </text:list-item>
        <text:list-item>
          <text:p text:style-name="P182">удаление</text:p>
        </text:list-item>
        <text:list-item>
          <text:p text:style-name="P182">обновление</text:p>
        </text:list-item>
        <text:list-item>
          <text:p text:style-name="P18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5">pwd</text:p>
      <text:p text:style-name="P125">ls</text:p>
      <text:p text:style-name="P125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27269639" text:style-name="L3">
        <text:list-item>
          <text:p text:style-name="P183">имеющий подсветку синтаксиса для данного языка</text:p>
        </text:list-item>
        <text:list-item>
          <text:p text:style-name="P183">позволяющий задавать <text:span text:style-name="T1">формат конца строки</text:span>.</text:p>
        </text:list-item>
      </text:list>
      <text:p text:style-name="P8"/>
      <text:list xml:id="list659330065" text:style-name="L4">
        <text:list-item>
          <text:p text:style-name="P184">emacs (swiss army knife)</text:p>
        </text:list-item>
        <text:list-item>
          <text:p text:style-name="P184">sublime text (есть подсказки по языковым конструкциям!)</text:p>
        </text:list-item>
        <text:list-item>
          <text:p text:style-name="P184">Edit Plus</text:p>
        </text:list-item>
        <text:list-item>
          <text:p text:style-name="P18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3">Демонстрация \r</text:p>
      <text:p text:style-name="P8"/>
      <text:p text:style-name="P127"><text:soft-page-break/>&gt; echo -e “hello\r” # отличий не видно</text:p>
      <text:p text:style-name="P127">&gt; echo -e “hello\rH” # =&gt; Hello</text:p>
      <text:p text:style-name="P134"/>
      <text:p text:style-name="P127">&gt; for i in `seq 1 10`; do echo $i; done; echo “”</text:p>
      <text:p text:style-name="P127">&gt; for i in `seq 1 10`; do echo -n $i; done; echo “” <text:s text:c="7"/># =&gt; 12345678910</text:p>
      <text:p text:style-name="P127">&gt; for i in `seq 1 10`; do echo -ne “$i\r”; done; echo “” # =&gt; 10</text:p>
      <text:p text:style-name="P126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264528276" text:style-name="L5">
        <text:list-header>
          <text:p text:style-name="P235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53044646" text:style-name="L6">
        <text:list-header>
          <text:p text:style-name="P236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Консоль Руби </text:p>
            <text:p text:style-name="P141">Встроенная документация по руби</text:p>
            <text:p text:style-name="P141">Переменные</text:p>
            <text:p text:style-name="P141">Всякое разное</text:p>
          </table:table-cell>
          <table:table-cell table:style-name="Table1.A1" office:value-type="string">
            <text:p text:style-name="P142">Занятие 2</text:p>
            <text:p text:style-name="P142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4">ruby-1.9.2-p290</text:p>
      <text:p text:style-name="P124">ruby-1.9.3-p448 </text:p>
      <text:p text:style-name="P124">ruby-1.9.3-rc1 </text:p>
      <text:p text:style-name="P124">ruby-2.0.0-p247 </text:p>
      <text:p text:style-name="P124"/>
      <text:p text:style-name="P22">где применяется ruby</text:p>
      <text:p text:style-name="P22"/>
      <text:list xml:id="list406071560" text:style-name="L7">
        <text:list-item>
          <text:p text:style-name="P204">консольные утилиты </text:p>
        </text:list-item>
      </text:list>
      <text:list xml:id="list437637866" text:style-name="L8">
        <text:list-item>
          <text:p text:style-name="P225"><text:span text:style-name="T8">gui (tk) –</text:span><text:span text:style-name="T8"> Oh, no!</text:span></text:p>
        </text:list-item>
        <text:list-item>
          <text:p text:style-name="P205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1">"hello"[0] <text:s text:c="3"/>#=&gt; 104</text:p>
      <text:p text:style-name="P121"/>
      <text:p text:style-name="P81">ruby 1.9.x и 2.0.0</text:p>
      <text:p text:style-name="P81"/>
      <text:p text:style-name="P121">"hello"[0] <text:s text:c="3"/>#=&gt; “h”</text:p>
      <text:p text:style-name="P124"/>
      <text:p text:style-name="P88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1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3"/>
      <text:p text:style-name="P122">9/4 <text:s text:c="14"/>#=&gt;2 <text:s text:c="2"/>удивлены?</text:p>
      <text:p text:style-name="P122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22">“oo” + “ps” <text:s text:c="6"/>#=&gt;”oops” <text:s/># конкатенация строк</text:p>
      <text:p text:style-name="P122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22">num = 6+3</text:p>
      <text:p text:style-name="P122">num += 2</text:p>
      <text:p text:style-name="P122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1">&gt;ri --help</text:p>
      <text:p text:style-name="P121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1017914747" text:style-name="L9">
        <text:list-item>
          <text:p text:style-name="P206">буквы</text:p>
        </text:list-item>
        <text:list-item>
          <text:p text:style-name="P206">цифры (не может быть первой)</text:p>
        </text:list-item>
        <text:list-item>
          <text:p text:style-name="P206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0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1">Типы данных</text:p>
            <text:p text:style-name="P141">Операции:</text:p>
            <text:p text:style-name="P141"><text:s/>* интерполяция</text:p>
            <text:p text:style-name="P141"><text:s/>* regular expression matching</text:p>
            <text:p text:style-name="P141">управляющие структуры</text:p>
            <text:p text:style-name="P141"><text:s/>* if</text:p>
            <text:p text:style-name="P141"><text:s/>* while</text:p>
          </table:table-cell>
          <table:table-cell table:style-name="Таблица2.A1" office:value-type="string">
            <text:p text:style-name="P142">Занятие 3</text:p>
            <text:p text:style-name="P142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310203667" text:style-name="L10">
        <text:list-item>
          <text:p text:style-name="P207">что такое irb и ri?</text:p>
        </text:list-item>
        <text:list-item>
          <text:p text:style-name="P207">в hello.upcase, как называется часть upcase (ответ: метод)</text:p>
        </text:list-item>
        <text:list-item>
          <text:p text:style-name="P207">какая разница между # и . перед названием метода при обращении в ri: например String#upcase и String.new</text:p>
        </text:list-item>
        <text:list-item>
          <text:p text:style-name="P207">Чем отличаются переменные от констант</text:p>
        </text:list-item>
        <text:list-item>
          <text:p text:style-name="P207">Как именуются переменные, каким регулярным выражением вы бы это описали. Ответ: [_a-z][A-Za-z_0-9]</text:p>
        </text:list-item>
        <text:list-item>
          <text:p text:style-name="P226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26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612600821" text:style-name="L11">
        <text:list-item>
          <text:p text:style-name="P208">допустимые значения и свойства</text:p>
        </text:list-item>
        <text:list-item>
          <text:p text:style-name="P208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1329333489" text:style-name="L12">
        <text:list-item>
          <text:p text:style-name="P209">численные: Integer, Float, Fixnum (&lt;Integer), Bignum (&lt;Integer), Numeric</text:p>
        </text:list-item>
        <text:list-item>
          <text:p text:style-name="P209">строковые String</text:p>
        </text:list-item>
        <text:list-item>
          <text:p text:style-name="P209">логические (булевские = boolean): FalseClass, TrueClass</text:p>
        </text:list-item>
        <text:list-item>
          <text:p text:style-name="P214">File, IO, Symbol</text:p>
        </text:list-item>
        <text:list-item>
          <text:p text:style-name="P214">Array</text:p>
        </text:list-item>
        <text:list-item>
          <text:p text:style-name="P214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1521537795" text:style-name="L13">
        <text:list-item>
          <text:p text:style-name="P210">Dictionary, PartOfSpeechDictionary</text:p>
        </text:list-item>
        <text:list-item>
          <text:p text:style-name="P210">Sentence</text:p>
        </text:list-item>
        <text:list-item>
          <text:p text:style-name="P210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186222314" text:style-name="L14">
        <text:list-item>
          <text:p text:style-name="P211">динамическая типизация (shell, awk, ruby, python,...) /dynamically typed language/</text:p>
        </text:list-item>
        <text:list-item>
          <text:p text:style-name="P211">статическая типизация (С, Java)</text:p>
        </text:list-item>
      </text:list>
      <text:p text:style-name="P24"/>
      <text:p text:style-name="P24">При статической типизации</text:p>
      <text:list xml:id="list740357010" text:style-name="L15">
        <text:list-item>
          <text:p text:style-name="P212">тип переменной задается сразу</text:p>
          <text:p text:style-name="P242">пример в C: int a = 20</text:p>
        </text:list-item>
        <text:list-item>
          <text:p text:style-name="P212">тип переменной нельзя изменить в процессе работы</text:p>
        </text:list-item>
      </text:list>
      <text:p text:style-name="P135">пример: a = “now this is a string” </text:p>
      <text:list xml:id="list1072466364" text:continue-numbering="true" text:style-name="L15">
        <text:list-header>
          <text:p text:style-name="P241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492978383" text:style-name="L16">
        <text:list-item>
          <text:list>
            <text:list-item>
              <text:p text:style-name="P213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0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4">Здесь слайд 30: if-elsif-elsif-elsif-else-end</text:p>
      <text:p text:style-name="P84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29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1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28">i=0, j=0 </text:p>
      <text:p text:style-name="P128">i=1, j=1 </text:p>
      <text:p text:style-name="P128">i=2, j=3 </text:p>
      <text:p text:style-name="P47">&gt;&gt;&gt; Почему цикл не пошел на следующую итерацию?</text:p>
      <text:p text:style-name="P128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D2" office:value-type="string">
            <text:p text:style-name="P137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29">String#chomp String#chomp!</text:p>
      <text:p text:style-name="P129">String#chop <text:s text:c="3"/>String#chop!</text:p>
      <text:p text:style-name="P129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7"/>
      <text:p text:style-name="P1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Решение задач</text:p>
          </table:table-cell>
          <table:table-cell table:style-name="Table2.A1" office:value-type="string">
            <text:p text:style-name="P142">Занятие 4</text:p>
            <text:p text:style-name="P142">(60 мин)</text:p>
          </table:table-cell>
        </table:table-row>
      </table:table>
      <text:p text:style-name="P27"/>
      <text:p text:style-name="P27">Вопросы:</text:p>
      <text:p text:style-name="P27"/>
      <text:list xml:id="list889245669" text:style-name="L17">
        <text:list-item>
          <text:p text:style-name="P215">На что влияет тип данных?</text:p>
        </text:list-item>
        <text:list-item>
          <text:p text:style-name="P215">Как Руби знает, к какому типу относится тот или иной программный объект?</text:p>
        </text:list-item>
      </text:list>
      <text:list xml:id="list1164997377" text:style-name="L18">
        <text:list-item>
          <text:p text:style-name="P243">В двойных/одинарных кавычках это … ? – String</text:p>
        </text:list-item>
        <text:list-item>
          <text:p text:style-name="P243">В квадратных скобках это … ? – Array</text:p>
        </text:list-item>
        <text:list-item>
          <text:p text:style-name="P243">В фигурный скобках это ... ? -- Hash</text:p>
        </text:list-item>
        <text:list-item>
          <text:p text:style-name="P243">Как задать диапазон? – .. или ...</text:p>
        </text:list-item>
      </text:list>
      <text:list xml:id="list1937641025" text:continue-list="list889245669" text:style-name="L17">
        <text:list-item>
          <text:p text:style-name="P215">Можно ли изменить тип переменной в программе?</text:p>
        </text:list-item>
        <text:list-item>
          <text:p text:style-name="P215">Назовите некоторые методы, которые преобразуют объект к другому типу? – (to_s, to_i, to_f, to_a)</text:p>
        </text:list-item>
        <text:list-item>
          <text:p text:style-name="P21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15">Что такое интерполяция и где ее использовать?</text:p>
        </text:list-item>
        <text:list-item>
          <text:p text:style-name="P215">Почему оператор условия if называется оператором ветвления?</text:p>
        </text:list-item>
        <text:list-item>
          <text:p text:style-name="P215">Сколько веток и какие могут быть в if?</text:p>
        </text:list-item>
        <text:list-item>
          <text:p text:style-name="P215">Имеет ли значение порядок ветвей в if?</text:p>
        </text:list-item>
        <text:list-item>
          <text:p text:style-name="P215">Назовите операторы сравнения: </text:p>
        </text:list-item>
      </text:list>
      <text:list xml:id="list1117332907" text:style-name="L19">
        <text:list-item>
          <text:p text:style-name="P244">ответ: &lt; &gt; == !=</text:p>
        </text:list-item>
      </text:list>
      <text:list xml:id="list1097001373" text:continue-list="list1937641025" text:style-name="L17">
        <text:list-item>
          <text:p text:style-name="P21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15">Почему то, что возвращает оператор =~ , можно использовать в условии?</text:p>
        </text:list-item>
        <text:list-item>
          <text:p text:style-name="P215">Что у руби является true и что false?</text:p>
        </text:list-item>
        <text:list-item>
          <text:p text:style-name="P215">Зачем нужны циклы?</text:p>
        </text:list-item>
        <text:list-item>
          <text:p text:style-name="P215">При каком условии выполняется тело цикла while? Сколько раз он выполняется?</text:p>
        </text:list-item>
        <text:list-item>
          <text:p text:style-name="P215">Когда заканчивается цикл while?</text:p>
        </text:list-item>
        <text:list-item>
          <text:p text:style-name="P215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4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7"/>
          </table:table-cell>
          <table:covered-table-cell/>
          <table:table-cell table:style-name="Table3.A1" table:number-columns-spanned="2" office:value-type="string">
            <text:p text:style-name="P138">Gold corpus</text:p>
          </table:table-cell>
          <table:covered-table-cell/>
          <table:table-cell table:style-name="Table3.E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8">True (<text:span text:style-name="T22">NP</text:span>)</text:p>
          </table:table-cell>
          <table:table-cell table:style-name="Table3.C2" office:value-type="string">
            <text:p text:style-name="P138">False (<text:span text:style-name="T22">non-NP</text:span>)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table:number-rows-spanned="2" office:value-type="string">
            <text:p text:style-name="P137">Auto</text:p>
          </table:table-cell>
          <table:table-cell table:style-name="Table3.C2" office:value-type="string">
            <text:p text:style-name="P137">Positive (<text:span text:style-name="T20">NP</text:span>)</text:p>
          </table:table-cell>
          <table:table-cell table:style-name="Table3.C2" office:value-type="string">
            <text:p text:style-name="P137">tp: <text:span text:style-name="T20">NP</text:span> = <text:span text:style-name="T22">NP</text:span></text:p>
          </table:table-cell>
          <table:table-cell table:style-name="Table3.C2" office:value-type="string">
            <text:p text:style-name="P137">fp: <text:span text:style-name="T20">NP</text:span> != <text:span text:style-name="T22">non-NP</text:span></text:p>
          </table:table-cell>
          <table:table-cell table:style-name="Table3.E2" office:value-type="string">
            <text:p text:style-name="P137">--&gt; precision</text:p>
          </table:table-cell>
        </table:table-row>
        <table:table-row>
          <table:covered-table-cell/>
          <table:table-cell table:style-name="Table3.C2" office:value-type="string">
            <text:p text:style-name="P137">Negative (<text:span text:style-name="T20">non-NP</text:span>)</text:p>
          </table:table-cell>
          <table:table-cell table:style-name="Table3.C2" office:value-type="string">
            <text:p text:style-name="P13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>--&gt; recall</text:p>
          </table:table-cell>
          <table:table-cell table:style-name="Table3.C2" office:value-type="string">
            <text:p text:style-name="P137"/>
          </table:table-cell>
          <table:table-cell table:style-name="Table3.E2" office:value-type="string">
            <text:p text:style-name="P137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8">Сравнение</text:p>
          </table:table-cell>
          <table:table-cell table:style-name="Table4.A1" office:value-type="string">
            <text:p text:style-name="P138">Gold</text:p>
          </table:table-cell>
          <table:table-cell table:style-name="Table4.A1" office:value-type="string">
            <text:p text:style-name="P138">Auto</text:p>
          </table:table-cell>
          <table:table-cell table:style-name="Table4.D1" office:value-type="string">
            <text:p text:style-name="P138">Класс</text:p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3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</table:table>
      <text:p text:style-name="P27"/>
      <text:p text:style-name="P121">Accuracy: (tp + tn) / (tp + tn + fp + fn)</text:p>
      <text:p text:style-name="P121"/>
      <text:p text:style-name="P121"/>
      <text:p text:style-name="P121">Precision: tp / (tp + fp)</text:p>
      <text:p text:style-name="P121"/>
      <text:p text:style-name="P121">Recall: tp / (tp + fn)</text:p>
      <text:p text:style-name="P81"/>
      <text:p text:style-name="P106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1">Решение задач</text:p>
            <text:p text:style-name="P141">lesson.04/precision</text:p>
            <text:p text:style-name="P141">lesson.04.tasks/task.{02,03}</text:p>
          </table:table-cell>
          <table:table-cell table:style-name="Table5.A1" office:value-type="string">
            <text:p text:style-name="P142">Занятие 6</text:p>
            <text:p text:style-name="P142">(60 мин)</text:p>
          </table:table-cell>
        </table:table-row>
      </table:table>
      <text:p text:style-name="P27"/>
      <text:p text:style-name="P27">Раздаточный материал:</text:p>
      <text:list xml:id="list754603785" text:style-name="L20">
        <text:list-item>
          <text:p text:style-name="P216">lesson.06.tar.bz2</text:p>
        </text:list-item>
        <text:list-item>
          <text:p text:style-name="P216"/>
        </text:list-item>
        <text:list-item>
          <text:p text:style-name="P216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Разбор заданий</text:p>
            <text:p text:style-name="P141">Массивы</text:p>
            <text:p text:style-name="P141"/>
          </table:table-cell>
          <table:table-cell table:style-name="Table6.A1" office:value-type="string">
            <text:p text:style-name="P142">Занятие 7</text:p>
            <text:p text:style-name="P142"/>
          </table:table-cell>
        </table:table-row>
      </table:table>
      <text:p text:style-name="P27"/>
      <text:p text:style-name="P36">Раздаточный материал</text:p>
      <text:p text:style-name="P36"/>
      <text:list xml:id="list524765913" text:style-name="L21">
        <text:list-item>
          <text:p text:style-name="P222">lesson.07.tar.bz2</text:p>
        </text:list-item>
        <text:list-item>
          <text:p text:style-name="P224">dictester.all.tar.bz2 (дапм всего DicTester --all)</text:p>
        </text:list-item>
        <text:list-item>
          <text:p text:style-name="P224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201932248" text:style-name="L22">
        <text:list-item>
          <text:p text:style-name="P217">правильное VBD заканчиватся на ED: confuse -&gt; confused</text:p>
        </text:list-item>
        <text:list-item>
          <text:p text:style-name="P217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1">Verbs (VB) in dictionary: 11785 </text:p>
      <text:p text:style-name="P121">Regular/irregular VBD: 8948/280 (= 9228 в сумме)</text:p>
      <text:p text:style-name="P27"/>
      <text:p text:style-name="P27">Если есть отличия,</text:p>
      <text:list xml:id="list1149464450" text:style-name="L23">
        <text:list-item>
          <text:p text:style-name="P218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5">p.55 и lesson.14 в старом курсе, можно взять без изменений</text:p>
      <text:p text:style-name="P165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1">letters = [“a”, “b”, “c”, “d”, “e”]</text:p>
      <text:p text:style-name="P131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7">ключ/индекс</text:p>
          </table:table-cell>
          <table:table-cell table:style-name="Table27.B2" office:value-type="string">
            <text:p text:style-name="P137">значение</text:p>
          </table:table-cell>
        </table:table-row>
        <table:table-row>
          <table:table-cell table:style-name="Table27.A3" office:value-type="float" office:value="0">
            <text:p text:style-name="P137">0</text:p>
          </table:table-cell>
          <table:table-cell table:style-name="Table27.B2" office:value-type="string">
            <text:p text:style-name="P137">“a”</text:p>
          </table:table-cell>
        </table:table-row>
        <table:table-row>
          <table:table-cell table:style-name="Table27.A3" office:value-type="float" office:value="1">
            <text:p text:style-name="P137">1</text:p>
          </table:table-cell>
          <table:table-cell table:style-name="Table27.B2" office:value-type="string">
            <text:p text:style-name="P137">“b”</text:p>
          </table:table-cell>
        </table:table-row>
        <table:table-row>
          <table:table-cell table:style-name="Table27.A3" office:value-type="float" office:value="2">
            <text:p text:style-name="P137">2</text:p>
          </table:table-cell>
          <table:table-cell table:style-name="Table27.B2" office:value-type="string">
            <text:p text:style-name="P137">“c”</text:p>
          </table:table-cell>
        </table:table-row>
        <table:table-row>
          <table:table-cell table:style-name="Table27.A3" office:value-type="float" office:value="3">
            <text:p text:style-name="P137">3</text:p>
          </table:table-cell>
          <table:table-cell table:style-name="Table27.B2" office:value-type="string">
            <text:p text:style-name="P137">“d”</text:p>
          </table:table-cell>
        </table:table-row>
        <text:soft-page-break/>
        <table:table-row>
          <table:table-cell table:style-name="Table27.A3" office:value-type="float" office:value="4">
            <text:p text:style-name="P137">4</text:p>
          </table:table-cell>
          <table:table-cell table:style-name="Table27.B2" office:value-type="string">
            <text:p text:style-name="P137">“e”</text:p>
          </table:table-cell>
        </table:table-row>
        <table:table-row>
          <table:table-cell table:style-name="Table27.A3" office:value-type="float" office:value="5">
            <text:p text:style-name="P137">5</text:p>
          </table:table-cell>
          <table:table-cell table:style-name="Table27.B2" office:value-type="string">
            <text:p text:style-name="P137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1">letters[0] #=&gt; “a”</text:p>
      <text:p text:style-name="P131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1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1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1">letters = %w{a b c d e}</text:p>
      <text:p text:style-name="P131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1">letters = Array.new <text:s text:c="2"/># синоним letters = []</text:p>
      <text:p text:style-name="P131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1">letters &lt;&lt; “a”</text:p>
      <text:p text:style-name="P131">letters &lt;&lt; “a” &lt;&lt; “b” &lt;&lt; “c”</text:p>
      <text:p text:style-name="P67"/>
      <text:p text:style-name="P67">синонимы</text:p>
      <text:p text:style-name="P131"/>
      <text:p text:style-name="P131">letters.push “k”</text:p>
      <text:p text:style-name="P131">letters.push(“k”, “l”, “m”)</text:p>
      <text:p text:style-name="P131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7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3"><text:tab/>letters[1..3] = [1,2] <text:s text:c="2"/>=&gt;<text:span text:style-name="T25"> ["a", 1, 2, "e", "f", "g", "h"]</text:span></text:p>
      <text:p text:style-name="P94"/>
      <text:p text:style-name="P94">Вопрос: Какой вид будет иметь массив после следующих действий?</text:p>
      <text:p text:style-name="P94"/>
      <text:p text:style-name="P94">numbers = (0...10).to_a <text:s text:c="28"/>=&gt; [0, 1, 2, 3, 4, 5, 6, 7, 8, 9]</text:p>
      <text:p text:style-name="P94">numbers[2..4] = [[2, 'dos'], [3, 'tres']]</text:p>
      <text:p text:style-name="P94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>Решение задач</text:p>
            <text:p text:style-name="P141"/>
          </table:table-cell>
          <table:table-cell table:style-name="Table7.A1" office:value-type="string">
            <text:p text:style-name="P142">Занятие 8</text:p>
            <text:p text:style-name="P142">(90 минут)</text:p>
          </table:table-cell>
        </table:table-row>
      </table:table>
      <text:p text:style-name="P174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121746015" text:style-name="L24">
        <text:list-item>
          <text:p text:style-name="P219">lesson.08.tar.bz2</text:p>
        </text:list-item>
        <text:list-item>
          <text:p text:style-name="P219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096129180" text:style-name="L25">
        <text:list-item>
          <text:p text:style-name="P223">Что есть массив и в чем его отличие от просто переменной?</text:p>
        </text:list-item>
        <text:list-item>
          <text:p text:style-name="P223">Как объявить массив? Зачем объявлять массив?</text:p>
        </text:list-item>
        <text:list-item>
          <text:p text:style-name="P223">Как создать массив? Как создать массив строк?</text:p>
        </text:list-item>
        <text:list-item>
          <text:p text:style-name="P22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3">Как получить содержимое какой-то ячейки массива? И как положить значение в ячейку?</text:p>
        </text:list-item>
        <text:list-item>
          <text:p text:style-name="P223">Можно ли получать или назначать значения сразу нескольким элементам массива?</text:p>
        </text:list-item>
        <text:list-item>
          <text:p text:style-name="P22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3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1">Итераторы (в массивах)</text:p>
            <text:p text:style-name="P141">Цикл for</text:p>
            <text:p text:style-name="P141">Другие методы массивов</text:p>
          </table:table-cell>
          <table:table-cell table:style-name="Table8.A1" office:value-type="string">
            <text:p text:style-name="P142">Занятие 9</text:p>
            <text:p text:style-name="P142">(90 минут)</text:p>
          </table:table-cell>
        </table:table-row>
      </table:table>
      <text:p text:style-name="P81"/>
      <text:p text:style-name="P40">Раздаточный материал</text:p>
      <text:p text:style-name="P40"/>
      <text:list xml:id="list138593886" text:style-name="L26">
        <text:list-item>
          <text:p text:style-name="P220">lesson.09.tar.bz2</text:p>
        </text:list-item>
        <text:list-item>
          <text:p text:style-name="P220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741538874" text:style-name="L27">
        <text:list-item>
          <text:p text:style-name="P221">Сколько времени в неделю вы тратить на rufsl (ДЗ, повторение слайдов).</text:p>
        </text:list-item>
      </text:list>
      <text:p text:style-name="P82"/>
      <text:p text:style-name="P62">Итераторы</text:p>
      <text:p text:style-name="P46"/>
      <text:p text:style-name="P94">Объяснение работы итераторов на примере карт</text:p>
      <text:p text:style-name="P94"><text:tab/>два человека</text:p>
      <text:p text:style-name="P94"><text:tab/>один - итератор each</text:p>
      <text:p text:style-name="P94"><text:tab/>другой - блок</text:p>
      <text:p text:style-name="P94"><text:tab/>первый - выдает одну карту</text:p>
      <text:p text:style-name="P94"><text:tab/>другой - что-то с ней делает: красные налево, черные направо</text:p>
      <text:p text:style-name="P94"><text:tab/>первый - выдает другую карту</text:p>
      <text:p text:style-name="P94"><text:tab/>другой - ….</text:p>
      <text:p text:style-name="P94"/>
      <text:p text:style-name="P94">То есть, управление поочередно передается от одного метода к другому.</text:p>
      <text:p text:style-name="P94"/>
      <text:p text:style-name="P94">Разобрать итераторы</text:p>
      <text:p text:style-name="P94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1">52 words of length 1 </text:p>
      <text:p text:style-name="P131">183 words of length 2 </text:p>
      <text:p text:style-name="P131">838 words of length 3 </text:p>
      <text:p text:style-name="P131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833649016" text:style-name="L28">
        <text:list-item>
          <text:p text:style-name="P185">метод Kernel#load</text:p>
        </text:list-item>
        <text:list-item>
          <text:p text:style-name="P185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1">Разбор заданий</text:p>
            <text:p text:style-name="P141">Array#map</text:p>
            <text:p text:style-name="P141"/>
          </table:table-cell>
          <table:table-cell table:style-name="Table9.A1" office:value-type="string">
            <text:p text:style-name="P142">Занятие 10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183678517" text:style-name="L29">
        <text:list-item>
          <text:p text:style-name="P246">lesson.10.tar.bz2</text:p>
        </text:list-item>
      </text:list>
      <text:p text:style-name="P141"/>
      <text:p text:style-name="P143">Вопросы</text:p>
      <text:p text:style-name="P143"/>
      <text:list xml:id="list851923616" text:style-name="L30">
        <text:list-item>
          <text:p text:style-name="P249">Сколько времени ушло на ДЗ на этой неделе?</text:p>
        </text:list-item>
        <text:list-item>
          <text:p text:style-name="P249">Просмотрели ли презентацию до конца и есть ли вопросы? Что стоит рассмотреть сейчас?</text:p>
        </text:list-item>
        <text:list-item>
          <text:p text:style-name="P249">Что общего в методах, имена которых оканчиваются на знак вопроса?</text:p>
        </text:list-item>
        <text:list-item>
          <text:p text:style-name="P249">О чем говорит знак ! в имени метода?</text:p>
        </text:list-item>
        <text:list-item>
          <text:p text:style-name="P249">Все ли методы, оканчивающиеся на ! изменяют объект, к которому применяются?</text:p>
        </text:list-item>
        <text:list-item>
          <text:p text:style-name="P249">Назовите какие-нибудь методы объектов класса Array? И что они делают?</text:p>
        </text:list-item>
        <text:list-item>
          <text:p text:style-name="P249">Как преобразовать массив к строке (например, чтобы вывести его на печать)? -- to_s и join</text:p>
        </text:list-item>
      </text:list>
      <text:p text:style-name="P141"/>
      <text:p text:style-name="P141"/>
      <text:p text:style-name="P144">Разбор задания word_lengths_1.rb</text:p>
      <text:p text:style-name="P144"/>
      <text:p text:style-name="P146">см. lesson.10/word_lengths/</text:p>
      <text:p text:style-name="P146"/>
      <text:p text:style-name="P145">Результаты могут отличаться в зависимости от того, в какой кодировке приходит текст и как руби распознает эту кодировку.</text:p>
      <text:p text:style-name="P145"/>
      <text:p text:style-name="P145">кодировка файла data/words.txt UTF-8</text:p>
      <text:p text:style-name="P145"/>
      <text:list xml:id="list612017946" text:style-name="L31">
        <text:list-item>
          <text:p text:style-name="P250">lengths.with_cp1252 - <text:s/>длины вычислены неправильно</text:p>
        </text:list-item>
        <text:list-item>
          <text:p text:style-name="P25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5"/>
      <text:p text:style-name="P144">Разбор задания word_lengths_2.rb</text:p>
      <text:p text:style-name="P144"/>
      <text:p text:style-name="P152">Нарисовать красивую картинку, показывающую структуру данных</text:p>
      <text:p text:style-name="P152"/>
      <text:p text:style-name="P141">Обращение к элементу вложенного массива</text:p>
      <text:p text:style-name="P141"><text:tab/>lengths[i][j]</text:p>
      <text:p text:style-name="P141"/>
      <text:p text:style-name="P144">Разбор задания extract_nth_sentence.rb</text:p>
      <text:p text:style-name="P144"/>
      <text:p text:style-name="P146">Вопросы:</text:p>
      <text:list xml:id="list1207856425" text:style-name="L32">
        <text:list-item>
          <text:p text:style-name="P252">Как определить каждое 10е предложение в тексте?</text:p>
        </text:list-item>
        <text:list-item>
          <text:p text:style-name="P252">Нужно ли накапливать предложения?</text:p>
        </text:list-item>
      </text:list>
      <text:p text:style-name="P146"/>
      <text:p text:style-name="P146">Что если использовать остаток от деления? Будет ли тот же результат?</text:p>
      <text:p text:style-name="P146"/>
      <text:p text:style-name="P146"><text:soft-page-break/><text:tab/>c_in % 10 == 0</text:p>
      <text:p text:style-name="P141"/>
      <text:p text:style-name="P141">&gt;&gt;&gt; могут быть отличия из-за 0 % 10 =&gt; 0</text:p>
      <text:p text:style-name="P141"/>
      <text:p text:style-name="P141">показать скрипт extract_nth_sentence_with_options.rb</text:p>
      <text:list xml:id="list1404981969" text:style-name="L33">
        <text:list-item>
          <text:p text:style-name="P247">глобальная переменная @nth</text:p>
        </text:list-item>
        <text:list-item>
          <text:p text:style-name="P247">внешняя библиотека optparse</text:p>
        </text:list-item>
        <text:list-item>
          <text:p text:style-name="P247">опция --help</text:p>
        </text:list-item>
        <text:list-item>
          <text:p text:style-name="P247">опция --each-nth=NUMBER</text:p>
        </text:list-item>
      </text:list>
      <text:p text:style-name="P141"/>
      <text:p text:style-name="P144">Разобрать непонятные слайды</text:p>
      <text:p text:style-name="P144"/>
      <text:p text:style-name="P141">Те слайды, которые были даны на самостоятельное изучение.</text:p>
      <text:p text:style-name="P141"/>
      <text:p text:style-name="P144">Отображение множества</text:p>
      <text:p text:style-name="P144"/>
      <text:p text:style-name="P147">Картинка 1: два множества, слева символы в нижнем регистре, справа - в верхнем</text:p>
      <text:p text:style-name="P148"/>
      <text:p text:style-name="P14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47">Картинка 2: два множества, слева слова, справа - длины слов (есть повторы)</text:p>
      <text:p text:style-name="P147"/>
      <text:p text:style-name="P14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8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8"/>
      <text:list xml:id="list1107965471" text:style-name="L34">
        <text:list-item>
          <text:p text:style-name="P245">map <text:s text:c="5"/><text:span text:style-name="T28">map!</text:span></text:p>
        </text:list-item>
        <text:list-item>
          <text:p text:style-name="P245">collect <text:s text:c="2"/><text:span text:style-name="T28">collect!</text:span></text:p>
        </text:list-item>
      </text:list>
      <text:p text:style-name="P169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3"><text:soft-page-break/>[“1”, “uno”, “234”, “dos”].map do |el|</text:p>
      <text:p text:style-name="P153"><text:s text:c="4"/>if el =~ /^\d+$/</text:p>
      <text:p text:style-name="P153"><text:s text:c="6"/>el.to_i</text:p>
      <text:p text:style-name="P153"><text:s text:c="4"/>else</text:p>
      <text:p text:style-name="P153"><text:s text:c="6"/>el.upcase</text:p>
      <text:p text:style-name="P153"><text:s text:c="4"/>end</text:p>
      <text:p text:style-name="P153"><text:s text:c="3"/>“HELLO” <text:s/># что произойдет, если добавить эту строку?</text:p>
      <text:p text:style-name="P153">end</text:p>
      <text:p text:style-name="P15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09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66"/>
      <text:p text:style-name="P167"/>
      <text:p text:style-name="P170">Задания на Array#map</text:p>
      <text:p text:style-name="P170"/>
      <text:p text:style-name="P17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1"/>
      <text:p text:style-name="P172"><text:tab/>не используя String#gsub на всем предложении</text:p>
      <text:p text:style-name="P167"><text:tab/>можно использовать String#match, Array#index, Array#split, String#gsub</text:p>
      <text:p text:style-name="P167"/>
      <text:p text:style-name="P167"><text:tab/>Что есть в тексте есть фразы as_ well_RB ?</text:p>
      <text:p text:style-name="P167"/>
      <text:p text:style-name="P167">ответ: lesson.10/untag.rb</text:p>
      <text:p text:style-name="P167"/>
      <text:p text:style-name="P167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1"/>
      <text:p text:style-name="P141"><text:tab/>? совпадает ли количество полей в SAO до и после?</text:p>
      <text:p text:style-name="P141"><text:tab/>!!! хитрость в том. что split удаляет разделители в конце.</text:p>
      <text:p text:style-name="P141"/>
      <text:p text:style-name="P1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1">Разбор заданий</text:p>
            <text:p text:style-name="P141">Array#all? , Array#any?</text:p>
            <text:p text:style-name="P141">Array#find, Array#select</text:p>
            <text:p text:style-name="P141">Array#sort, Array#sort_by</text:p>
          </table:table-cell>
          <table:table-cell table:style-name="Table10.A1" office:value-type="string">
            <text:p text:style-name="P142">Занятие 11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1719660616" text:continue-list="list183678517" text:style-name="L29">
        <text:list-item>
          <text:p text:style-name="P246">lesson.11.tar.bz2</text:p>
        </text:list-item>
      </text:list>
      <text:p text:style-name="P141"/>
      <text:p text:style-name="P143">Вопросы</text:p>
      <text:p text:style-name="P143"/>
      <text:list xml:id="list1835864375" text:style-name="L35">
        <text:list-item>
          <text:p text:style-name="P251">Сколько времени ушло на ДЗ на этой неделе?</text:p>
        </text:list-item>
        <text:list-item>
          <text:p text:style-name="P251">Для чего предназначен Array#map?</text:p>
        </text:list-item>
        <text:list-item>
          <text:p text:style-name="P251">Есть ли парный опасный метод Array#map! ?</text:p>
        </text:list-item>
        <text:list-item>
          <text:p text:style-name="P251">Чем отличается Array#values_at от Array#slice (Array#[]) ?</text:p>
        </text:list-item>
      </text:list>
      <text:p text:style-name="P145"/>
      <text:p text:style-name="P149">Краткий разбор задания extract_random_subcorpus.2.rb</text:p>
      <text:p text:style-name="P149"/>
      <text:p text:style-name="P145">lesson.10/subcorpus/extract_random_subcorpus.2.rb</text:p>
      <text:p text:style-name="P145"/>
      <text:p text:style-name="P145">нарисовать структуры данных и показать, как одно работает через другое.</text:p>
      <text:p text:style-name="P145"/>
      <text:p text:style-name="P150">Квантор всеобщности и квантор существования?</text:p>
      <text:p text:style-name="P152"/>
      <text:p text:style-name="P153">Array#include? = Array#member?</text:p>
      <text:p text:style-name="P153"/>
      <text:p text:style-name="P153">pets = %w{ bat dog cat cow wombat }</text:p>
      <text:p text:style-name="P153">pets.include?('dog') #=&gt; true</text:p>
      <text:p text:style-name="P153"/>
      <text:p text:style-name="P153">Array#all? – позволяет проверить, что все элементы удовлетворяют некоторому условию.</text:p>
      <text:p text:style-name="P153"/>
      <text:p text:style-name="P153">Например, все ли слова содержат букву “a”</text:p>
      <text:p text:style-name="P153"/>
      <text:p text:style-name="P153">pets.all? {|pet|</text:p>
      <text:p text:style-name="P153"><text:tab/>pet =~ /a/</text:p>
      <text:p text:style-name="P153">}</text:p>
      <text:p text:style-name="P153"/>
      <text:p text:style-name="P153">#=&gt; false</text:p>
      <text:p text:style-name="P153"/>
      <text:p text:style-name="P153">Вопрос: Каким будет результат следующей операции?</text:p>
      <text:p text:style-name="P153"/>
      <text:p text:style-name="P153">pets.all? {|pet|</text:p>
      <text:p text:style-name="P153"><text:tab/>pet =~ /[ieaou]/</text:p>
      <text:p text:style-name="P153">}</text:p>
      <text:p text:style-name="P153"/>
      <text:p text:style-name="P153">#=&gt; true.</text:p>
      <text:p text:style-name="P153"/>
      <text:p text:style-name="P153"><text:s/></text:p>
      <text:p text:style-name="P153">Array#any? – проверяет, есть ли <text:span text:style-name="T1">хотя бы один</text:span> элемент, удовлетворяющий данному условию.</text:p>
      <text:p text:style-name="P153"/>
      <text:p text:style-name="P153"><text:soft-page-break/>tags = [“NN”, “VBG”, “JJing”]</text:p>
      <text:p text:style-name="P153"/>
      <text:p text:style-name="P153">Надо выполнить что-либо, если у слова есть глагольные теги.</text:p>
      <text:p text:style-name="P153"/>
      <text:p text:style-name="P153">плохо</text:p>
      <text:p text:style-name="P153"/>
      <text:p text:style-name="P153">if tags.include?(“VB”) || tags.include?(“VBZ”)</text:p>
      <text:p text:style-name="P153"><text:s text:c="3"/>|| tags.include?(“VBD”) || tags.include?(“VBN”)</text:p>
      <text:p text:style-name="P153"><text:s text:c="3"/>|| tags.include?(“VBG”)</text:p>
      <text:p text:style-name="P153">then</text:p>
      <text:p text:style-name="P153"><text:s text:c="3"/># do smthing</text:p>
      <text:p text:style-name="P153">end</text:p>
      <text:p text:style-name="P153"/>
      <text:p text:style-name="P153">лучше, но все еще не очень хорошо: громоздко</text:p>
      <text:p text:style-name="P153"/>
      <text:p text:style-name="P153">tags.each do |tag|</text:p>
      <text:p text:style-name="P153"><text:tab/>if tag =~ /^V/</text:p>
      <text:p text:style-name="P153"><text:tab/><text:tab/># do smthing</text:p>
      <text:p text:style-name="P153"><text:tab/><text:tab/># ...</text:p>
      <text:p text:style-name="P153"><text:tab/><text:tab/>break <text:s/># Вопрос: зачем здесь break?</text:p>
      <text:p text:style-name="P153"><text:tab/>end</text:p>
      <text:p text:style-name="P153">end</text:p>
      <text:p text:style-name="P153"/>
      <text:p text:style-name="P153">правильно</text:p>
      <text:p text:style-name="P153"/>
      <text:p text:style-name="P153">if tags.any? { |tag| tag =~ /^V/ }</text:p>
      <text:p text:style-name="P153"><text:s text:c="4"/># do something</text:p>
      <text:p text:style-name="P153">end </text:p>
      <text:p text:style-name="P153"/>
      <text:p text:style-name="P153">Другие способы проверить наличие элемента в массиве</text:p>
      <text:p text:style-name="P153"/>
      <text:p text:style-name="P153">pets = %w{ bat dog cat cow wombat }</text:p>
      <text:p text:style-name="P153"/>
      <text:p text:style-name="P153">Объясните, почему это работает?</text:p>
      <text:p text:style-name="P153"/>
      <text:p text:style-name="P153">if pets.index('bat')</text:p>
      <text:p text:style-name="P153"><text:s text:c="4"/># мы здесь</text:p>
      <text:p text:style-name="P153">end</text:p>
      <text:p text:style-name="P153"/>
      <text:p text:style-name="P153">if pets.index('aircraft')</text:p>
      <text:p text:style-name="P153"><text:s text:c="4"/># сюда мы не попадем</text:p>
      <text:p text:style-name="P153">end</text:p>
      <text:p text:style-name="P153"/>
      <text:p text:style-name="P153">Array#index(val) – возвращает положение самой левой (первой) встречи val</text:p>
      <text:p text:style-name="P153">Array#rindex(val) – самой правой (последней)</text:p>
      <text:p text:style-name="P153">возвращаемый номер позиции всегда от начала слова (то есть, слева)</text:p>
      <text:p text:style-name="P153">Аналогичным образом работают эти же методы для класса String</text:p>
      <text:p text:style-name="P153">String#index</text:p>
      <text:p text:style-name="P153">String#rindex</text:p>
      <text:p text:style-name="P153"/>
      <text:p text:style-name="P153">Закончите код</text:p>
      <text:p text:style-name="P153"/>
      <text:p text:style-name="P153"><text:soft-page-break/>if “abrakadabra”.index(“k”) …</text:p>
      <text:p text:style-name="P153"><text:tab/>puts “В этом слове одна буква k”</text:p>
      <text:p text:style-name="P153">end</text:p>
      <text:p text:style-name="P153"/>
      <text:p text:style-name="P153">ответ</text:p>
      <text:p text:style-name="P153">if “abrakadabra”.index(“k”) == “abrakadabra”.rindex(“k”) <text:s/># 4 == 4</text:p>
      <text:p text:style-name="P153"><text:tab/>puts “В этом слове одна буква k”</text:p>
      <text:p text:style-name="P153">end</text:p>
      <text:p text:style-name="P153"/>
      <text:p text:style-name="P153">if “abrakadabra”.index(“b”) ...</text:p>
      <text:p text:style-name="P153"><text:tab/>puts “В этом слове больше одной буквы b”</text:p>
      <text:p text:style-name="P153">end</text:p>
      <text:p text:style-name="P153"/>
      <text:p text:style-name="P153">ответ</text:p>
      <text:p text:style-name="P153"/>
      <text:p text:style-name="P153">if “abrakadabra”.index(“b”) != “abrakadabra”.rindex(“b”) # 1 != 8</text:p>
      <text:p text:style-name="P153"><text:tab/>puts “В этом слове больше одной буквы b”</text:p>
      <text:p text:style-name="P153">end</text:p>
      <text:p text:style-name="P153"/>
      <text:p text:style-name="P153"/>
      <text:p text:style-name="P151">Задания</text:p>
      <text:p text:style-name="P151"/>
      <text:p text:style-name="P172">Из файла lesson.11/searching/text.txt выведите предложения, содержащие хотя бы одно слово в середине, написанное в Titlecase.</text:p>
      <text:p text:style-name="P153"/>
      <text:p text:style-name="P153">не используя String#=~ на все предложение. представьте предложение в виде массива слов.</text:p>
      <text:p text:style-name="P153"/>
      <text:p text:style-name="P153">ответ: finding/select_sent_with_titlecase_inside.rb</text:p>
      <text:p text:style-name="P153">ответ:finding/select_sent_with_titlecase_inside.2.rb <text:s/>с использованием Array#shift</text:p>
      <text:p text:style-name="P153"/>
      <text:p text:style-name="P156">Selecting element(s)</text:p>
      <text:p text:style-name="P156"/>
      <text:p text:style-name="P154">Как найти и выбрать из массива элемент(ы), удовлетворяющие некоторому условию?</text:p>
      <text:p text:style-name="P154"/>
      <text:p text:style-name="P173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4"/>
      <text:p text:style-name="P154"><text:s/>temperatures = [-19.6, -18.2, -11.8, -7.6, 1.2, 10.6, 16.0, 12.1, 4.9, -19, -20, -25]</text:p>
      <text:p text:style-name="P161"/>
      <text:p text:style-name="P155"><text:span text:style-name="T26"><text:s/>temperatures</text:span><text:span text:style-name="T26">.find {|el| el &gt; 0} <text:s/>#=&gt; 1.2</text:span></text:p>
      <text:p text:style-name="P154"/>
      <text:p text:style-name="P154">см. selecting/first_warm_month_temp.rb</text:p>
      <text:p text:style-name="P161"/>
      <text:p text:style-name="P153"><text:s/>см также Array#find <text:s/>= <text:s/>Array#detect</text:p>
      <text:p text:style-name="P153"><text:s/></text:p>
      <text:p text:style-name="P153">чем Array#find отличается от Array#select?</text:p>
      <text:p text:style-name="P153">Что вернет следующий код?</text:p>
      <text:p text:style-name="P153"/>
      <text:p text:style-name="P155"><text:span text:style-name="T26"><text:s/></text:span><text:span text:style-name="T26">temp</text:span><text:span text:style-name="T26">eratures</text:span><text:span text:style-name="T26">.select {|temp| temp &gt; 0} </text:span></text:p>
      <text:p text:style-name="P154"><text:s/>#=&gt; [1.2, 10.6, 16.0, 12.1, 4.9]</text:p>
      <text:p text:style-name="P155"><text:span text:style-name="T26">то есть, </text:span><text:span text:style-name="T2">массив</text:span><text:span text:style-name="T26"> всех подходящих значений</text:span></text:p>
      <text:p text:style-name="P154"><text:soft-page-break/></text:p>
      <text:p text:style-name="P154">см. также Array#grep</text:p>
      <text:p text:style-name="P159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2">Сортировка по вычисленному значению</text:p>
      <text:p text:style-name="P111"/>
      <text:p text:style-name="P111"><text:tab/>sort_by, sort_by!</text:p>
      <text:p text:style-name="P111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1">Пользовательские методы</text:p>
          </table:table-cell>
          <table:table-cell table:style-name="Таблица3.A1" office:value-type="string">
            <text:p text:style-name="P142">Занятие 12</text:p>
            <text:p text:style-name="P142">(90 минут)</text:p>
          </table:table-cell>
        </table:table-row>
      </table:table>
      <text:p text:style-name="P11"/>
      <text:p text:style-name="P143">Раздаточный материал</text:p>
      <text:p text:style-name="P143"/>
      <text:list xml:id="list1093828390" text:continue-list="list1719660616" text:style-name="L29">
        <text:list-item>
          <text:p text:style-name="P246">lesson.12.tar.bz2</text:p>
        </text:list-item>
      </text:list>
      <text:p text:style-name="P141"/>
      <text:p text:style-name="P144">Вопросы</text:p>
      <text:list xml:id="list490704482" text:style-name="L36">
        <text:list-header>
          <text:p text:style-name="P253"/>
        </text:list-header>
        <text:list-item>
          <text:p text:style-name="P254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48">Метод sort оперирует двумя аргументами (они в |a,b|). Что это за аргументы?</text:p>
        </text:list-item>
        <text:list-item>
          <text:p text:style-name="P24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48">Как Array#sort отсортирует массив массивов?</text:p>
        </text:list-item>
        <text:list-item>
          <text:p text:style-name="P248">Чем отличается Array#sort_by от Array#sort ?</text:p>
        </text:list-item>
        <text:list-item>
          <text:p text:style-name="P248">Чем отличаются методы Array#all? и Array#any?</text:p>
        </text:list-item>
        <text:list-item>
          <text:p text:style-name="P255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55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55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48">Почему Array#index/rindex/find можно использовать в условиях? - они возвращают nil, если ничего не найдено</text:p>
        </text:list-item>
        <text:list-item>
          <text:p text:style-name="P255"><text:span text:style-name="T7">Чем отличается Array#find от Array#select</text:span><text:span text:style-name="T7">?</text:span></text:p>
        </text:list-item>
        <text:list-item>
          <text:p text:style-name="P24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1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129688002" text:style-name="L37">
        <text:list-item>
          <text:p text:style-name="P186">возможность абстрагироваться от деталей реализации</text:p>
        </text:list-item>
        <text:list-item>
          <text:p text:style-name="P186">более читабельный и более легко управляемый код</text:p>
        </text:list-item>
        <text:list-item>
          <text:p text:style-name="P186">возможность повторного использования (code reuse)</text:p>
          <text:p text:style-name="P186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28">def method_name(arg1, arg2....)</text:p>
      <text:p text:style-name="P128"><text:s text:c="3"/># команды</text:p>
      <text:p text:style-name="P128"><text:s text:c="3"/>return ...</text:p>
      <text:p text:style-name="P128">end</text:p>
      <text:p text:style-name="P128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1">см. пример использования методов:</text:p>
      <text:p text:style-name="P141"><text:tab/>methods/extract_random_subcorpus.3.rb</text:p>
      <text:p text:style-name="P141">исследуйте, что делает скрипт:</text:p>
      <text:p text:style-name="P141"><text:tab/>methods/extract_random_subcorpus.4.rb</text:p>
      <text:p text:style-name="P102">&gt;&gt;&gt; выбирает 10% предложений длиной меньше 10 слов и 15 % предложений больше 10 слов. Этот скрипт показывает code reuse</text:p>
      <text:p text:style-name="P102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63130172" text:style-name="L38">
        <text:list-item>
          <text:p text:style-name="P227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27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/>
            <text:p text:style-name="P141">Пользовательские методы</text:p>
          </table:table-cell>
          <table:table-cell table:style-name="Table11.A1" office:value-type="string">
            <text:p text:style-name="P142">Занятие 13</text:p>
            <text:p text:style-name="P142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897020233" text:style-name="L39">
        <text:list-item>
          <text:p text:style-name="P187">lesson.13.tar.bz2</text:p>
        </text:list-item>
      </text:list>
      <text:p text:style-name="P4"/>
      <text:p text:style-name="P14">Вопросы</text:p>
      <text:p text:style-name="P4"/>
      <text:list xml:id="list2116280634" text:style-name="L40">
        <text:list-item>
          <text:p text:style-name="P188">зачем нужны методы?</text:p>
        </text:list-item>
        <text:list-item>
          <text:p text:style-name="P188">что возвращает метод и как он это делает?</text:p>
        </text:list-item>
        <text:list-item>
          <text:p text:style-name="P188">сколько значений может вернуть метод в руби?</text:p>
        </text:list-item>
      </text:list>
      <text:list xml:id="list342011725" text:style-name="L41">
        <text:list-item>
          <text:p text:style-name="P18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913661107" text:continue-list="list2116280634" text:style-name="L40">
        <text:list-item>
          <text:p text:style-name="P18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8">как взаимодействуют ОДНОИМЕННЫЕ переменные внутри метода с переменными вне этого метода?</text:p>
        </text:list-item>
        <text:list-item>
          <text:p text:style-name="P18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78298940" text:style-name="L42">
        <text:list-item>
          <text:p text:style-name="P190">как задать глобальную переменную (для данного скрипта)? -- $name @name или константа</text:p>
        </text:list-item>
      </text:list>
      <text:list xml:id="list1924125475" text:continue-list="list913661107" text:style-name="L40">
        <text:list-item>
          <text:p text:style-name="P188">можно ли определить метод, который не принимает никаких аргументов?</text:p>
        </text:list-item>
        <text:list-item>
          <text:p text:style-name="P188">как передаются аргументы в метод?</text:p>
        </text:list-item>
      </text:list>
      <text:list xml:id="list1266808360" text:style-name="L43">
        <text:list-item>
          <text:p text:style-name="P191">позиционно</text:p>
        </text:list-item>
        <text:list-item>
          <text:p text:style-name="P191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0">вход:</text:p>
      <text:p text:style-name="P130">I CD/10_NP/10_PP1A/150 love NN/70_VB/60 apples NNS/20</text:p>
      <text:p text:style-name="P130"/>
      <text:p text:style-name="P130">выделить из строки отдельные поля:</text:p>
      <text:p text:style-name="P130">[“I”, “CD/10_NP/10_PP1A/150”, “love”, “NN/70_VB/60”, “apples”, “NNS/20”]</text:p>
      <text:p text:style-name="P130"/>
      <text:p text:style-name="P130">преобразовать множество тегов в одному. не-теги оставить как есть.</text:p>
      <text:p text:style-name="P130">[“I”, “PP1A”, “love”, “NN”, “apples”, “NNS”]</text:p>
      <text:p text:style-name="P130"/>
      <text:p text:style-name="P130">объединить в одну строку:</text:p>
      <text:p text:style-name="P130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832227405" text:style-name="L44">
        <text:list-item>
          <text:p text:style-name="P192"><text:soft-page-break/>использует Array#max_by (см. также Array#max_by)</text:p>
        </text:list-item>
        <text:list-item>
          <text:p text:style-name="P19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485715491" text:style-name="L45">
        <text:list-item>
          <text:p text:style-name="P193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975843256" text:style-name="L46">
        <text:list-item>
          <text:p text:style-name="P194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46400026" text:style-name="L47">
        <text:list-item>
          <text:p text:style-name="P195">все сжато в одну операцию. так писать нельзя</text:p>
        </text:list-item>
        <text:list-item>
          <text:p text:style-name="P195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1343639045" text:style-name="L48">
        <text:list-item>
          <text:p text:style-name="P196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962034870" text:style-name="L49">
        <text:list-item>
          <text:p text:style-name="P197">использует метод title?</text:p>
        </text:list-item>
        <text:list-item>
          <text:p text:style-name="P197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1232410818" text:style-name="L50">
        <text:list-item>
          <text:p text:style-name="P198">метод изменяет сам объект</text:p>
        </text:list-item>
        <text:list-item>
          <text:p text:style-name="P198">метод выполняет какое-то действие, результат которого не важен</text:p>
          <text:p text:style-name="P198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28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1">Циклы</text:p>
            <text:p text:style-name="P141">Модули</text:p>
          </table:table-cell>
          <table:table-cell table:style-name="Таблица4.A1" office:value-type="string">
            <text:p text:style-name="P142">Занятие 14</text:p>
            <text:p text:style-name="P142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7">Current number is 3</text:p>
            <text:p text:style-name="P137">Current number is 4 </text:p>
            <text:p text:style-name="P137">Current number is 5 </text:p>
            <text:p text:style-name="P137">Current number is 6 </text:p>
            <text:p text:style-name="P137">Current number is 7 </text:p>
          </table:table-cell>
        </table:table-row>
        <table:table-row>
          <table:table-cell table:style-name="Table38.A2" office:value-type="string">
            <text:p text:style-name="P137"/>
          </table:table-cell>
          <table:table-cell table:style-name="Table38.B2" office:value-type="string">
            <text:p text:style-name="P137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3"/>
      <text:p text:style-name="P113">Что делает метод step? </text:p>
      <text:p text:style-name="P113"><text:soft-page-break/></text:p>
      <text:p text:style-name="P113">1.step(20, 3) do |n|</text:p>
      <text:p text:style-name="P113"><text:s text:c="2"/>print n.to_s + ' '</text:p>
      <text:p text:style-name="P113">end</text:p>
      <text:p text:style-name="P113">#=&gt; 1 4 7 10 13 16 19</text:p>
      <text:p text:style-name="P113">см. loops/test_step_1.rb</text:p>
      <text:p text:style-name="P113"/>
      <text:p text:style-name="P113">!!! Задание: измените loops/test_step_1.rb так, чтобы было выведена вот такая последовательность (то есть, в обратном порядке)</text:p>
      <text:p text:style-name="P113"/>
      <text:p text:style-name="P113"><text:tab/>20 17 14 11 8 5 2</text:p>
      <text:p text:style-name="P113"/>
      <text:p text:style-name="P113">ответ в loops/test_step_2.rb:</text:p>
      <text:p text:style-name="P113">20.step(1, -3) do |n|</text:p>
      <text:p text:style-name="P113"><text:s text:c="2"/>print n.to_s + ' '</text:p>
      <text:p text:style-name="P113">end</text:p>
      <text:p text:style-name="P113"/>
      <text:p text:style-name="P113">Метод step определен для классов Range#step, <text:span text:style-name="T18">Numeric#step</text:span>, Date#step</text:p>
      <text:p text:style-name="P114"/>
      <text:p text:style-name="P113">!!! Вопрос: Почему метод upto определен для Integer а step для родительского класса Numeric?</text:p>
      <text:p text:style-name="P113"/>
      <text:p text:style-name="P113"><text:tab/>3.14.upto(9.8) { |n| block }</text:p>
      <text:p text:style-name="P113">&gt;&gt;&gt; бред, неясно какое должно быть следующее число за 3.14: 3.141 или 3.15 ?</text:p>
      <text:p text:style-name="P110"/>
      <text:p text:style-name="P60">Задания</text:p>
      <text:p text:style-name="P69"/>
      <text:p text:style-name="P11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5"/>
      <text:p text:style-name="P115">начальный скрипт: insert_sort/insert_sort_to_new_stub.rb</text:p>
      <text:p text:style-name="P115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5">Модули</text:p>
      <text:p text:style-name="P95"/>
      <text:p text:style-name="P98">модуль - набор методов, сгруппированных по назначению и вынесенных в отдельный файл</text:p>
      <text:p text:style-name="P98"/>
      <text:p text:style-name="P98">reusability!</text:p>
      <text:p text:style-name="P98">абстрагирование</text:p>
      <text:p text:style-name="P98"><text:soft-page-break/></text:p>
      <text:p text:style-name="P98">Модуль Math</text:p>
      <text:p text:style-name="P98"/>
      <text:p text:style-name="P98">sin</text:p>
      <text:p text:style-name="P98">cos</text:p>
      <text:p text:style-name="P98">tan</text:p>
      <text:p text:style-name="P98"/>
      <text:p text:style-name="P98">Модуль Church</text:p>
      <text:p text:style-name="P98">sin</text:p>
      <text:p text:style-name="P98">pray</text:p>
      <text:p text:style-name="P98">cross</text:p>
      <text:p text:style-name="P98"/>
      <text:p text:style-name="P98">module Syn</text:p>
      <text:p text:style-name="P98"><text:s text:c="3"/>def self.untag(tagged)</text:p>
      <text:p text:style-name="P98"><text:s text:c="3"/>gsub(/_[^_\s]+/, “”)</text:p>
      <text:p text:style-name="P98"><text:s text:c="2"/>end</text:p>
      <text:p text:style-name="P98"><text:s text:c="2"/>def self.unword(tagged)</text:p>
      <text:p text:style-name="P98"><text:s text:c="4"/>..</text:p>
      <text:p text:style-name="P98"><text:s text:c="2"/>end</text:p>
      <text:p text:style-name="P98">end</text:p>
      <text:p text:style-name="P98"/>
      <text:p text:style-name="P98"/>
      <text:p text:style-name="P98">Syn.untag(“runs_VBZ”) #=&gt; runs</text:p>
      <text:p text:style-name="P98">см modules/test_syn_module.rb</text:p>
      <text:p text:style-name="P98"/>
      <text:p text:style-name="P98">О том, как сделать, чтобы работало..., позже </text:p>
      <text:p text:style-name="P98">“runs_VBZ”.untag</text:p>
      <text:p text:style-name="P98"/>
      <text:p text:style-name="P98">можно писать так, но это менее гибко (если изменить имя модуля, то придется менять его по многих местах)</text:p>
      <text:p text:style-name="P98"/>
      <text:p text:style-name="P98">module Syn</text:p>
      <text:p text:style-name="P98"><text:s text:c="2"/>def Syn.untag</text:p>
      <text:p text:style-name="P98"><text:s text:c="2"/>end</text:p>
      <text:p text:style-name="P98"><text:s text:c="2"/>def Syn.unword</text:p>
      <text:p text:style-name="P98"><text:s text:c="2"/>end</text:p>
      <text:p text:style-name="P98">end</text:p>
      <text:p text:style-name="P98"/>
      <text:p text:style-name="P95">Использование</text:p>
      <text:p text:style-name="P95"/>
      <text:p text:style-name="P98">модуль необходимо загрузить. вверху файла</text:p>
      <text:p text:style-name="P98"/>
      <text:p text:style-name="P98"><text:tab/>require 'filename'</text:p>
      <text:p text:style-name="P98"/>
      <text:p text:style-name="P98">например:</text:p>
      <text:p text:style-name="P98"/>
      <text:p text:style-name="P98"><text:tab/>require 'syn.rb'</text:p>
      <text:p text:style-name="P98"/>
      <text:p text:style-name="P98">или даже без расширения</text:p>
      <text:p text:style-name="P98"/>
      <text:p text:style-name="P98"><text:tab/>require 'syn' <text:s text:c="3"/># .rb, .so, .o, .dll</text:p>
      <text:p text:style-name="P98"/>
      <text:p text:style-name="P98"><text:soft-page-break/>см modules/test_syn_module.rb</text:p>
      <text:p text:style-name="P98"/>
      <text:p text:style-name="P98">путь может быть относительным, но это дурной тон</text:p>
      <text:p text:style-name="P98"/>
      <text:p text:style-name="P98">&gt;&gt;&gt; попробуйте заменить на</text:p>
      <text:p text:style-name="P98"/>
      <text:p text:style-name="P98"><text:tab/>require 'syn'</text:p>
      <text:p text:style-name="P98"/>
      <text:p text:style-name="P98">&gt;&gt;&gt; не будет работать, так как руби не может найти файл</text:p>
      <text:p text:style-name="P98"/>
      <text:p text:style-name="P95">Настоящее повторное использование</text:p>
      <text:p text:style-name="P95"/>
      <text:p text:style-name="P98">Цель: сделать так, чтобы ruby мог найти файл с модулем</text:p>
      <text:p text:style-name="P98"/>
      <text:p text:style-name="P98"><text:tab/>require 'syn'</text:p>
      <text:p text:style-name="P98"/>
      <text:p text:style-name="P98">В каких директориях require ищет файлы?</text:p>
      <text:p text:style-name="P98"/>
      <text:p text:style-name="P98"><text:tab/>ruby -e 'puts $:' <text:s text:c="4"/>синоним $LOAD_PATH (это массив!)</text:p>
      <text:p text:style-name="P98"/>
      <text:p text:style-name="P98">ср. echo $PATH</text:p>
      <text:p text:style-name="P98"/>
      <text:p text:style-name="P98">Переменная RUBYLIB. (добавить в .bashrc) </text:p>
      <text:p text:style-name="P98"/>
      <text:p text:style-name="P9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8"/>
      <text:p text:style-name="P98">export RUBYLIB=~/lib:~/rufsl/lib:$RUBYLIB</text:p>
      <text:p text:style-name="P98">Внимание! без пробелов вокруг знака = (this is shell, baby!)</text:p>
      <text:p text:style-name="P98"/>
      <text:p text:style-name="P98">Необходимо перезапустить сигвин или выполнить команду</text:p>
      <text:p text:style-name="P98"><text:tab/>source ~/.bashrc</text:p>
      <text:p text:style-name="P98"/>
      <text:p text:style-name="P98">Альтернатива: В самом скрипте можно непосредственно перед require добавить путь в массив $LOAD_PATH</text:p>
      <text:p text:style-name="P98"/>
      <text:p text:style-name="P98"><text:tab/>$LOAD_PATH.unshift “path/to/dir”</text:p>
      <text:p text:style-name="P98"/>
      <text:p text:style-name="P9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8"/>
      <text:p text:style-name="P98"><text:tab/>mkdir ~/lib</text:p>
      <text:p text:style-name="P98"/>
      <text:p text:style-name="P98"><text:tab/>добавить в .bashrc</text:p>
      <text:p text:style-name="P98"><text:tab/>export RUBYLIB=~/lib:$RUBYLIB</text:p>
      <text:p text:style-name="P98"/>
      <text:p text:style-name="P98"><text:tab/>перезапустить сигвин или выполнить команду</text:p>
      <text:p text:style-name="P98"><text:tab/>source ~/.bashrc</text:p>
      <text:p text:style-name="P98"/>
      <text:p text:style-name="P9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8"/>
      <text:p text:style-name="P98">один из способов решения:</text:p>
      <text:p text:style-name="P98"/>
      <text:p text:style-name="P98"><text:s text:c="2"/>def self.words ts</text:p>
      <text:p text:style-name="P98"><text:s text:c="5"/>untag(ts).split</text:p>
      <text:p text:style-name="P98"><text:s text:c="2"/>end</text:p>
      <text:p text:style-name="P98"/>
      <text:p text:style-name="P98">&gt;&gt;&gt; методы внутри модуля могу вызывать друг друга без явного указания имени модуля в качестве ресивера</text:p>
      <text:p text:style-name="P98"/>
      <text:p text:style-name="P95">Домашние задания</text:p>
      <text:p text:style-name="P95"/>
      <text:p text:style-name="P98">!!!Задание: реализуйте следующие методы модуля Syn</text:p>
      <text:p text:style-name="P98"/>
      <text:p text:style-name="P98"><text:tab/>tags → принимает на вход теггированное предложение, возвращает все теги в виде массива</text:p>
      <text:p text:style-name="P9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8"/>
      <text:p text:style-name="P98">das_ATDNN H_wdcEL -_wdcLK Bomben_wdcEL versuch_NCNSN</text:p>
      <text:p text:style-name="P98">→</text:p>
      <text:p text:style-name="P98">das_ATDNN H-Bombenversuch_NCNSN</text:p>
      <text:p text:style-name="P98"/>
      <text:p text:style-name="P98"><text:tab/>какие-нибудь другие методы, по желанию</text:p>
      <text:p text:style-name="P98"/>
      <text:p text:style-name="P116">По желанию, разработайте тесткейсы для этого модуля (см. дальше). Используйте шаблон из modules/unit_test_stub.rb</text:p>
      <text:p text:style-name="P117"/>
      <text:p text:style-name="P95">Именование модулей и файлов</text:p>
      <text:p text:style-name="P95"/>
      <text:p text:style-name="P98">традиции и договоренности</text:p>
      <text:p text:style-name="P98"/>
      <text:p text:style-name="P98">CamelCase в имени модуля, snake_case в имени файла</text:p>
      <text:p text:style-name="P98"/>
      <text:p text:style-name="P98">Syn → syn.rb</text:p>
      <text:p text:style-name="P98">MySuperModule → my_super_module.rb</text:p>
      <text:p text:style-name="P98"/>
      <text:p text:style-name="P95">Лирическое отступление (о примесях)</text:p>
      <text:p text:style-name="P95"/>
      <text:p text:style-name="P98">методы в модуле определяются с указанием явного ресивера (self.)</text:p>
      <text:p text:style-name="P98"/>
      <text:p text:style-name="P98">module Syn</text:p>
      <text:p text:style-name="P98"><text:tab/>def self.untag</text:p>
      <text:p text:style-name="P98"><text:tab/>end</text:p>
      <text:p text:style-name="P98"/>
      <text:p text:style-name="P98"><text:tab/>def self.unword</text:p>
      <text:p text:style-name="P98"><text:tab/>end</text:p>
      <text:p text:style-name="P98">end</text:p>
      <text:p text:style-name="P98">использование: Syn.untag(“runs_VBZ”)</text:p>
      <text:p text:style-name="P98"/>
      <text:p text:style-name="P98"><text:soft-page-break/>Такой синтаксис позволяет создавать подмешиваемые модули</text:p>
      <text:p text:style-name="P98"/>
      <text:p text:style-name="P98">module Syn</text:p>
      <text:p text:style-name="P98"><text:tab/>def untag</text:p>
      <text:p text:style-name="P98"><text:tab/>end</text:p>
      <text:p text:style-name="P98">end</text:p>
      <text:p text:style-name="P98"/>
      <text:p text:style-name="P98">Syn.untag(“runs_VBZ”)</text:p>
      <text:p text:style-name="P98"># =&gt; ошибка undefined method `untag' for Syn:Module (NoMethodError)</text:p>
      <text:p text:style-name="P98"/>
      <text:p text:style-name="P98">Зато можно добавить (подмешать) этот модуль в любой класс, и методы из модуля появятся как методы объекта</text:p>
      <text:p text:style-name="P98"/>
      <text:p text:style-name="P98">require 'syn'</text:p>
      <text:p text:style-name="P98"/>
      <text:p text:style-name="P98">class String</text:p>
      <text:p text:style-name="P98"><text:s text:c="2"/>include Syn</text:p>
      <text:p text:style-name="P98">end</text:p>
      <text:p text:style-name="P98"/>
      <text:p text:style-name="P98">“hello_NN”.untag</text:p>
      <text:p text:style-name="P98">#=&gt; “hello”</text:p>
      <text:p text:style-name="P98">see modules/syn_as_mixin.rb</text:p>
      <text:p text:style-name="P98"/>
      <text:p text:style-name="P98">&gt;&gt;&gt; минусы примесей: загрязняют стандарные классы</text:p>
      <text:p text:style-name="P98"/>
      <text:p text:style-name="P9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8"/>
      <text:p text:style-name="P96">Вложенные модули</text:p>
      <text:p text:style-name="P97"/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/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с другой раскладкой по файлам</text:p>
      <text:p text:style-name="P98">file: ese/tagger.rb</text:p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<text:soft-page-break/>file: ese/extractor.rb</text:p>
      <text:p text:style-name="P98">module ESE</text:p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вызов:</text:p>
      <text:p text:style-name="P98"><text:tab/>ESE::Tagger::method1 -- fully qualified name</text:p>
      <text:p text:style-name="P98"><text:tab/>ESE.Tagger.method1 <text:s/>-- более универсальный способ, похожy на вызов обычных методов объектов</text:p>
      <text:p text:style-name="P98"/>
      <text:p text:style-name="P98">см. modules/test_quality.rb</text:p>
      <text:p text:style-name="P98"/>
      <text:p text:style-name="P98">&gt;&gt;&gt; Объяснить, что это такое</text:p>
      <text:p text:style-name="P98"/>
      <text:p text:style-name="P98">Чтение: http://en.wikibooks.org/wiki/Ruby_Programming/Unit_testing</text:p>
      <text:p text:style-name="P98"/>
      <text:p text:style-name="P95">Домашнее задание</text:p>
      <text:p text:style-name="P95"/>
      <text:p text:style-name="P98">Разработайте модуль Quality согласно тесткейсам, которые есть в modules/test_quality.rb</text:p>
      <text:p text:style-name="P98"/>
      <text:p text:style-name="P98">ответ: modules/quality.rb</text:p>
      <text:p text:style-name="P98"/>
      <text:p text:style-name="P98">По желанию добавьте туда что-нибудь свое, например, вычисление F-Score. Добавьте <text:s/>тесткейсы в файл с тестами test_quality.rb</text:p>
      <text:p text:style-name="P100"/>
      <text:p text:style-name="P9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1">Хэши</text:p>
          </table:table-cell>
          <table:table-cell table:style-name="Таблица5.A1" office:value-type="string">
            <text:p text:style-name="P142">Занятие 15</text:p>
            <text:p text:style-name="P142">(90 минут)</text:p>
          </table:table-cell>
        </table:table-row>
      </table:table>
      <text:p text:style-name="P98"/>
      <text:p text:style-name="P66">Раздаточный материал</text:p>
      <text:p text:style-name="P66"/>
      <text:list xml:id="list1667130019" text:continue-list="list897020233" text:style-name="L39">
        <text:list-item>
          <text:p text:style-name="P187">lesson.15.tar.bz2</text:p>
        </text:list-item>
      </text:list>
      <text:p text:style-name="P4"/>
      <text:p text:style-name="P14">Вопросы</text:p>
      <text:p text:style-name="P99"/>
      <text:list xml:id="list2066920715" text:style-name="L51">
        <text:list-item>
          <text:p text:style-name="P233">какой/ие из методой более универсальны: upto/downto/step?</text:p>
        </text:list-item>
        <text:list-item>
          <text:p text:style-name="P23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3">как сделать методы еще более пригодными для повторного использования?</text:p>
        </text:list-item>
        <text:list-item>
          <text:p text:style-name="P233">как объявить модуль и методы в нем?</text:p>
        </text:list-item>
        <text:list-item>
          <text:p text:style-name="P232"><text:span text:style-name="T24">как использовать модуль? </text:span><text:span text:style-name="T24">– как загрузить модуль</text:span></text:p>
        </text:list-item>
        <text:list-item>
          <text:p text:style-name="P233">когда мы используем require, то что мы указываем, это имя файла или имя модуля?</text:p>
        </text:list-item>
        <text:list-item>
          <text:p text:style-name="P233">одно ли это и то же, использовать в команде require имя файла с расширением и без расширения?</text:p>
        </text:list-item>
        <text:list-item>
          <text:p text:style-name="P233">можно ли указывать в require путь к файлу? Нужно ли?</text:p>
        </text:list-item>
        <text:list-item>
          <text:p text:style-name="P23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9"/>
      <text:p text:style-name="P99">(старые слайды со 112) lesson.20 по старому</text:p>
      <text:p text:style-name="P99"/>
      <text:p text:style-name="P85">Хэши</text:p>
      <text:p text:style-name="P85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1"/>
      <text:p text:style-name="P81">Сколько ключей в этом хэше</text:p>
      <text:p text:style-name="P81"/>
      <text:p text:style-name="P81">hash = {1 =&gt; 'one', "1" =&gt; 'uno'} </text:p>
      <text:p text:style-name="P81"/>
      <text:p text:style-name="P81">ri Hash#length</text:p>
      <text:p text:style-name="P81"/>
      <text:p text:style-name="P81">Еще один способ инициализации хэша, появился в 1.9</text:p>
      <text:p text:style-name="P81"/>
      <text:p text:style-name="P81">numbers = {one: 'uno', two: 'dos', three:'tres'}</text:p>
      <text:p text:style-name="P81"/>
      <text:p text:style-name="P81">Какому классу принадлежат ключи этого хэша?</text:p>
      <text:p text:style-name="P81"/>
      <text:p text:style-name="P81">см. lesson.15/test_hash_with_colons</text:p>
      <text:p text:style-name="P81"/>
      <text:p text:style-name="P81">будет ли работать это?</text:p>
      <text:p text:style-name="P81"/>
      <text:p text:style-name="P81"><text:tab/>hash = {1: 'uno'}</text:p>
      <text:p text:style-name="P81"/>
      <text:p text:style-name="P81"><text:tab/>hash = {"two": "dos"}</text:p>
      <text:p text:style-name="P81"/>
      <text:p text:style-name="P81">&gt;&gt;&gt; Это сообщение об ошибке говорит, что ожидается =&gt;</text:p>
      <text:p text:style-name="P81">&gt;&gt;&gt;</text:p>
      <text:p text:style-name="P81">&gt;&gt;&gt;<text:tab/>syntax error, unexpected ':', expecting tASSOC </text:p>
      <text:p text:style-name="P81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рых находит в списке data/words.txt палиндромы и вольвограммы. Игнорируйте слова длины 1.</text:p>
      <text:p text:style-name="P81"/>
      <text:p text:style-name="P81">ожидаемый выход: find_palindromes.out</text:p>
      <text:p text:style-name="P81"/>
      <text:p text:style-name="P81">ответ find_palindromes.rb</text:p>
      <text:p text:style-name="P81"/>
      <text:p text:style-name="P81">Сделайте вторую реализацию этого скрипта, но с использованием массива вместо хэша. </text:p>
      <text:p text:style-name="P81"/>
      <text:p text:style-name="P81">ответ find_palindromes_over_array.rb</text:p>
      <text:p text:style-name="P81"/>
      <text:p text:style-name="P81">Сравните время выполнения двух скриптов</text:p>
      <text:p text:style-name="P81"/>
      <text:p text:style-name="P121">&gt; time -p find_palindromes.rb</text:p>
      <text:p text:style-name="P121">&gt; time -p find_palindromes_over_array.rb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1"/>
      <text:p text:style-name="P81">примеры запуска и файлы с ожидаемым выходом:</text:p>
      <text:p text:style-name="P81"/>
      <text:p text:style-name="P81">&gt; find_anagrams_of Reward <text:s text:c="4"/># см. ожидаемый выход в find_anagrams_of.Reward</text:p>
      <text:p text:style-name="P81">&gt; find_anagrams_of resist <text:s text:c="8"/># см. ожидаемый выход в find_anagrams_of.resist</text:p>
      <text:p text:style-name="P81"/>
      <text:p text:style-name="P81">начальный скрипт:</text:p>
      <text:p text:style-name="P81"><text:tab/>find_anagrams_of_stub</text:p>
      <text:p text:style-name="P81"/>
      <text:p text:style-name="P81">ответ: find_anagrams_of </text:p>
      <text:p text:style-name="P81"/>
      <text:p text:style-name="P85"><text:soft-page-break/>Домашнее задание</text:p>
      <text:p text:style-name="P85"/>
      <text:p text:style-name="P81">(в lesson.15/tasks)</text:p>
      <text:p text:style-name="P81"/>
      <text:p text:style-name="P81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1"/>
      <text:p text:style-name="P81"><text:tab/>whiter <text:s/>wither <text:s/>writhe </text:p>
      <text:p text:style-name="P81"><text:tab/>woodworm <text:s text:c="7"/>wormwood </text:p>
      <text:p text:style-name="P81"/>
      <text:p text:style-name="P81">ожидаемый выход: find_all_anagrams.out</text:p>
      <text:p text:style-name="P81"/>
      <text:p text:style-name="P81">ответ: find_all_anagrams</text:p>
      <text:p text:style-name="P81"/>
      <text:p text:style-name="P81">Дополнительное задание (по желанию):</text:p>
      <text:p text:style-name="P81"/>
      <text:p text:style-name="P81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1"/>
      <text:p text:style-name="P81"><text:tab/>Workman<text:tab/>workman </text:p>
      <text:p text:style-name="P81"/>
      <text:p text:style-name="P81">ожидаемый выход: find_all_anagrams.2.out</text:p>
      <text:p text:style-name="P81">ответ: find_all_anagrams.2</text:p>
      <text:p text:style-name="P8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1">Хэши</text:p>
            <text:p text:style-name="P141">Решение задачи find_words</text:p>
          </table:table-cell>
          <table:table-cell table:style-name="Table16.A1" office:value-type="string">
            <text:p text:style-name="P142">Занятие 16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455478669" text:style-name="L52">
        <text:list-item>
          <text:p text:style-name="P199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1">Сортировка хэша Hash#sort, Hash#sort_by</text:p>
            <text:p text:style-name="P141">Решение задачи cmpsort</text:p>
            <text:p text:style-name="P141">Решение задачи find_words</text:p>
          </table:table-cell>
          <table:table-cell table:style-name="Table17.A1" office:value-type="string">
            <text:p text:style-name="P142">Занятие 17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403020951" text:style-name="L53">
        <text:list-item>
          <text:p text:style-name="P200">lesson.17.tar.bz2</text:p>
        </text:list-item>
      </text:list>
      <text:list xml:id="list435947592" text:continue-list="list1455478669" text:style-name="L52">
        <text:list-header>
          <text:p text:style-name="P238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1">Решение задачи find_words</text:p>
          </table:table-cell>
          <table:table-cell table:style-name="Table18.A1" office:value-type="string">
            <text:p text:style-name="P142">Занятие 18</text:p>
            <text:p text:style-name="P142">(90 минут)</text:p>
          </table:table-cell>
        </table:table-row>
      </table:table>
      <text:p text:style-name="P141"/>
      <text:p text:style-name="P157">find_words - способы загрузки внешнего файла</text:p>
      <text:p text:style-name="P141"/>
      <text:p text:style-name="P141">load_queries_1</text:p>
      <text:p text:style-name="P141"><text:tab/>загружает все строки в массив, включая пустые. и с \n в конце</text:p>
      <text:p text:style-name="P141"/>
      <text:p text:style-name="P141">load_queries_2</text:p>
      <text:p text:style-name="P141"><text:tab/>загружает в массив, непустые строки, без \n</text:p>
      <text:p text:style-name="P141"/>
      <text:p text:style-name="P141">load_queries_3</text:p>
      <text:p text:style-name="P141"><text:tab/>преобразование массива в хэш</text:p>
      <text:p text:style-name="P141"/>
      <text:p text:style-name="P141">load_queries_4</text:p>
      <text:p text:style-name="P141"><text:tab/>еще вариант преобразования массива в хэш</text:p>
      <text:p text:style-name="P141"/>
      <text:p text:style-name="P141">load_queries_5</text:p>
      <text:p text:style-name="P141"><text:tab/>(рефакторинг) самый компактный вариант</text:p>
      <text:p text:style-name="P158"/>
      <text:p text:style-name="P15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4"><text:tab/>ответ: load_queries_6</text:p>
      <text:p text:style-name="P154">&gt;&gt;&gt; load_queries_6 содержит пример тернарной операции</text:p>
      <text:p text:style-name="P154"/>
      <text:p text:style-name="P156">find_words -- поиск</text:p>
      <text:p text:style-name="P156"/>
      <text:p text:style-name="P154">для нижеследующих заданий лучше использовать большой список queries (data/words.txt)</text:p>
      <text:p text:style-name="P154"/>
      <text:p text:style-name="P154">finding_queries_1 queries.txt</text:p>
      <text:p text:style-name="P17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7">time -p user=0.24</text:p>
      <text:p text:style-name="P154"/>
      <text:p text:style-name="P154">finding_queries_2</text:p>
      <text:p text:style-name="P17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8">time -p user=2215.42 (36min) (на words.txt)</text:p>
      <text:p text:style-name="P178"/>
      <text:p text:style-name="P103">finding_queries_3</text:p>
      <text:p text:style-name="P179">решение основано на finding_queries_2, но итерирование происходит по массиву слов предложения.</text:p>
      <text:p text:style-name="P179">time -p user=1232.39 (20min) (на words.txt)</text:p>
      <text:p text:style-name="P154"/>
      <text:p text:style-name="P154">finding_queries_4</text:p>
      <text:p text:style-name="P175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6">time -p user=0.97 (1.5sec) (на words.txt)</text:p>
      <text:p text:style-name="P176"/>
      <text:p text:style-name="P104">find_words -- построение фраз</text:p>
      <text:p text:style-name="P104"/>
      <text:p text:style-name="P103">на примере построения всех подстрок некоторой строки</text:p>
      <text:p text:style-name="P103"/>
      <text:p text:style-name="P103">all_substrings_1</text:p>
      <text:p text:style-name="P176">построение подстрок от заданной позиции, используя string[start, end]</text:p>
      <text:p text:style-name="P176"/>
      <text:p text:style-name="P103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6">ответ: all_substrings_2</text:p>
      <text:p text:style-name="P154"/>
      <text:p text:style-name="P154">all_substrings_3</text:p>
      <text:p text:style-name="P180">генерация всех подстрок длин 3 из заданного слова, начиная от начала слова.</text:p>
      <text:p text:style-name="P18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1">Introduction to CRF</text:p>
            <text:p text:style-name="P141">assign_properties</text:p>
          </table:table-cell>
          <table:table-cell table:style-name="Таблица6.A1" office:value-type="string">
            <text:p text:style-name="P142">Занятие 19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037579403" text:style-name="L54">
        <text:list-item>
          <text:p text:style-name="P234"><text:span text:style-name="T4">lesson.1</text:span><text:span text:style-name="T4">9</text:span><text:span text:style-name="T4">.tar.bz2</text:span></text:p>
        </text:list-item>
        <text:list-item>
          <text:p text:style-name="P201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1">Radix sort (поразрядная/цифровая сортировка)</text:p>
            <text:p text:style-name="P141"/>
          </table:table-cell>
          <table:table-cell table:style-name="Таблица7.A1" office:value-type="string">
            <text:p text:style-name="P142">Занятие 20</text:p>
            <text:p text:style-name="P142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2028441590" text:continue-numbering="true" text:style-name="L54">
        <text:list-item>
          <text:p text:style-name="P234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7">1234<text:span text:style-name="T1">5</text:span></text:p>
          </table:table-cell>
          <table:table-cell table:style-name="Таблица8.B1" office:value-type="string">
            <text:p text:style-name="P118">n % 10 / 1</text:p>
          </table:table-cell>
          <table:table-cell table:style-name="Таблица8.C1" office:value-type="string">
            <text:p text:style-name="P118">n % 10^1 / 10^0</text:p>
          </table:table-cell>
          <table:table-cell table:style-name="Таблица8.D1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<text:span text:style-name="T1">3</text:span>45</text:p>
          </table:table-cell>
          <table:table-cell table:style-name="Таблица8.B4" office:value-type="string">
            <text:p text:style-name="P137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8">n % 10^3 / 10^2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<text:span text:style-name="T1">2</text:span>345</text:p>
          </table:table-cell>
          <table:table-cell table:style-name="Таблица8.B4" office:value-type="string">
            <text:p text:style-name="P118">n % 10000 / 1000</text:p>
          </table:table-cell>
          <table:table-cell table:style-name="Таблица8.C4" office:value-type="string">
            <text:p text:style-name="P118">n % 10^4 / 10^3</text:p>
          </table:table-cell>
          <table:table-cell table:style-name="Таблица8.D4" office:value-type="string">
            <text:p text:style-name="P137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1">Поразрядная сортировка для строк (radix sort for strings)</text:p>
            <text:p text:style-name="P141">String#ord, Integer#char</text:p>
          </table:table-cell>
          <table:table-cell table:style-name="Таблица9.A1" office:value-type="string">
            <text:p text:style-name="P142">Занятие 21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47"/>
      <text:list xml:id="list1545902469" text:style-name="L55">
        <text:list-item>
          <text:p text:style-name="P20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320344268" text:style-name="L56">
        <text:list-item>
          <text:p text:style-name="P20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7">left alignment</text:p>
          </table:table-cell>
          <table:table-cell table:style-name="Таблица10.B1" office:value-type="string">
            <text:p text:style-name="P140">right alignment</text:p>
          </table:table-cell>
        </table:table-row>
        <table:table-row>
          <table:table-cell table:style-name="Таблица10.A2" office:value-type="string">
            <text:p text:style-name="P137">1-2-3-4-5-6...</text:p>
          </table:table-cell>
          <table:table-cell table:style-name="Таблица10.B2" office:value-type="string">
            <text:p text:style-name="P140">1-2-3-4-5-6...</text:p>
          </table:table-cell>
        </table:table-row>
        <table:table-row>
          <table:table-cell table:style-name="Таблица10.A2" office:value-type="string">
            <text:p text:style-name="P137">a p p l e _</text:p>
          </table:table-cell>
          <table:table-cell table:style-name="Таблица10.B2" office:value-type="string">
            <text:p text:style-name="P140">_____apple</text:p>
          </table:table-cell>
        </table:table-row>
        <table:table-row>
          <table:table-cell table:style-name="Таблица10.A2" office:value-type="string">
            <text:p text:style-name="P137">a p p l e s</text:p>
          </table:table-cell>
          <table:table-cell table:style-name="Таблица10.B2" office:value-type="string">
            <text:p text:style-name="P140">____apples</text:p>
          </table:table-cell>
        </table:table-row>
        <table:table-row>
          <table:table-cell table:style-name="Таблица10.A2" office:value-type="string">
            <text:p text:style-name="P137">l a m p _</text:p>
          </table:table-cell>
          <table:table-cell table:style-name="Таблица10.B2" office:value-type="string">
            <text:p text:style-name="P140">_____lamp</text:p>
          </table:table-cell>
        </table:table-row>
        <table:table-row>
          <table:table-cell table:style-name="Таблица10.A2" office:value-type="string">
            <text:p text:style-name="P137">r a m i f i c a t i o n</text:p>
          </table:table-cell>
          <table:table-cell table:style-name="Таблица10.B2" office:value-type="string">
            <text:p text:style-name="P140">ramification</text:p>
          </table:table-cell>
        </table:table-row>
        <table:table-row>
          <table:table-cell table:style-name="Таблица10.A2" office:value-type="string">
            <text:p text:style-name="P137">ramp</text:p>
          </table:table-cell>
          <table:table-cell table:style-name="Таблица10.B2" office:value-type="string">
            <text:p text:style-name="P140">_____ramp</text:p>
          </table:table-cell>
        </table:table-row>
        <table:table-row>
          <table:table-cell table:style-name="Таблица10.A2" office:value-type="string">
            <text:p text:style-name="P137">...-4-3-2-1</text:p>
          </table:table-cell>
          <table:table-cell table:style-name="Таблица10.B2" office:value-type="string">
            <text:p text:style-name="P14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1">String#[]<text:line-break/>CRF и text_spacer для русского текста</text:p>
          </table:table-cell>
          <table:table-cell table:style-name="Table19.A1" office:value-type="string">
            <text:p text:style-name="P142">Занятие 22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62"/>
      <text:list xml:id="list562657602" text:continue-list="list2028441590" text:style-name="L54">
        <text:list-item>
          <text:p text:style-name="P239">lesson.22.tar.bz2</text:p>
        </text:list-item>
      </text:list>
      <text:p text:style-name="P47"/>
      <text:p text:style-name="P62">Странности в String#[]</text:p>
      <text:p text:style-name="P62"/>
      <text:p text:style-name="P47">см. lesson.22/test_getting_chars</text:p>
      <text:p text:style-name="P47"/>
      <text:p text:style-name="P47">Обращение по одному индексу</text:p>
      <text:p text:style-name="P62"/>
      <text:p text:style-name="P51">TODO: нарисовать и пронумеровать строку слева направо и справа налево.</text:p>
      <text:p text:style-name="P51"/>
      <text:p text:style-name="P47"><text:tab/>puts "a"[0] <text:s text:c="2"/>#=&gt; "a"</text:p>
      <text:p text:style-name="P47"><text:tab/>puts "a"[-1] <text:s text:c="2"/>#=&gt; "a"</text:p>
      <text:p text:style-name="P47"><text:tab/>puts "a"[1] <text:s text:c="2"/>#=&gt; nil <text:s/># see 4.</text:p>
      <text:p text:style-name="P47"><text:tab/>puts "a"[2] <text:s text:c="2"/>#=&gt; nil</text:p>
      <text:p text:style-name="P47"><text:tab/>puts "a"[-2] <text:s text:c="2"/>#=&gt; nil # see 4.</text:p>
      <text:p text:style-name="P47"><text:tab/>puts "a"[-3] <text:s text:c="2"/>#=&gt; nil</text:p>
      <text:p text:style-name="P47"/>
      <text:p text:style-name="P47">Начальная позиция <text:span text:style-name="T1">внутри</text:span> строки - все ок.</text:p>
      <text:p text:style-name="P47"/>
      <text:p text:style-name="P47"><text:tab/>puts "a"[0,1] #=&gt; "a"</text:p>
      <text:p text:style-name="P47"><text:tab/>puts "a"[-1,1] #=&gt; "a"</text:p>
      <text:p text:style-name="P47"/>
      <text:p text:style-name="P47">Начальная позиция <text:span text:style-name="T1">вне</text:span> границ строки</text:p>
      <text:p text:style-name="P47"/>
      <text:p text:style-name="P47"><text:tab/>puts "a"[2,1] #=&gt; nil</text:p>
      <text:p text:style-name="P47"><text:tab/>puts "a"[-3,1] #=&gt; nil</text:p>
      <text:p text:style-name="P47"/>
      <text:p text:style-name="P47">Начальная позиция <text:span text:style-name="T1">примыкает</text:span> к границе строки</text:p>
      <text:p text:style-name="P47"/>
      <text:p text:style-name="P47"><text:tab/>puts "a"[1,1] #=&gt; "" <text:s text:c="4"/># WTF! see 3</text:p>
      <text:p text:style-name="P47"><text:tab/>puts "a"[-2,1] #=&gt; nil <text:s text:c="2"/># see 4. And 3. is not applicable</text:p>
      <text:p text:style-name="P47"/>
      <text:p text:style-name="P51">TODO: добавить случаи с диапазонами “a”[1..2]</text:p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.rb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47">Преобразование регистра не работает, потому что оно локаль-зависимое (пример с турецким I). Выполение программы не должно зависеть от локали. И, кроме того, могут быть такие случаи, где символу нельзя однозначно приписать, что он в <text:soft-page-break/>верхнем регистре или в нижнем регистре.</text:p>
      <text:p text:style-name="P47">( переписка Мацумото: http://blade.nagaokaut.ac.jp/cgi-bin/scat.rb/ruby/ruby-core/19384)</text:p>
      <text:p text:style-name="P47"/>
      <text:p text:style-name="P47">And some conversion does not round-trip e.g. German SS -- SS не всегда можно прямо преобразовать в эсцет.</text:p>
      <text:p text:style-name="P47"/>
      <text:p text:style-name="P47">1. Надо использовать механизм Multibyte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.to_s</text:p>
      <text:p text:style-name="P47">=&gt; "ЯЩЕРИЦ"</text:p>
      <text:p text:style-name="P47"/>
      <text:p text:style-name="P47"/>
      <text:p text:style-name="P47">2. или gem (пакет) unicode_utils (http://unicode-utils.rubyforge.org/)</text:p>
      <text:p text:style-name="P47"/>
      <text:p text:style-name="P47">shell &gt; gem install unicode_utils</text:p>
      <text:p text:style-name="P47"/>
      <text:p text:style-name="P47">&gt; require 'unicode_utils'</text:p>
      <text:p text:style-name="P47">&gt; UnicodeUtils.upcase('ящериц')</text:p>
      <text:p text:style-name="P47"><text:s/>=&gt; "ЯЩЕРИЦ"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показать входные данные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/>
      <text:p text:style-name="P47">2. подготовить корпуса (test и train)</text:p>
      <text:p text:style-name="P47"/>
      <text:p text:style-name="P47"><text:tab/>добавить теги</text:p>
      <text:p text:style-name="P47"><text:tab/>вертикализироват</text:p>
      <text:p text:style-name="P47"/>
      <text:p text:style-name="P47">формат, понятный утилитам по CRF</text:p>
      <text:p text:style-name="P47"/>
      <text:p text:style-name="P47"><text:tab/>слово \tab тег</text:p>
      <text:p text:style-name="P47"><text:soft-page-break/><text:tab/>слово \tab тег</text:p>
      <text:p text:style-name="P47"/>
      <text:p text:style-name="P47">отдельные параграфы (??? или тексты) разделены пустой строкой.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сам по себе является property, и из него можно создать ряд фич.</text:p>
      <text:p text:style-name="P47"/>
      <text:p text:style-name="P47">TODO: Сконфигурировать шаблонизатор так, чтобы он выдавал фичи</text:p>
      <text:p text:style-name="P47"><text:tab/>current character</text:p>
      <text:p text:style-name="P47"><text:tab/>previous character + current character</text:p>
      <text:p text:style-name="P47"/>
      <text:p text:style-name="P47">Задание: шаблоны для фич</text:p>
      <text:p text:style-name="P47"/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Задание: включите бинарную фичу использования соседних тегов</text:p>
      <text:p text:style-name="P47"/>
      <text:p text:style-name="P47">4. Навешивание properties</text:p>
      <text:p text:style-name="P47"/>
      <text:p text:style-name="P47">Задание: используйте ваш assign_properties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1">Пузырьковая сортировка (bubble sort)</text:p>
            <text:p text:style-name="P141">Сортировка кучей (Heap sort)</text:p>
          </table:table-cell>
          <table:table-cell table:style-name="Table21.A1" office:value-type="string">
            <text:p text:style-name="P142">Занятие 23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071270313" text:continue-numbering="true" text:style-name="L54">
        <text:list-item>
          <text:p text:style-name="P201">lesson.23.tar.bz2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>Всякое разное шило</text:p>
            <text:p text:style-name="P141"/>
          </table:table-cell>
          <table:table-cell table:style-name="Table20.A1" office:value-type="string">
            <text:p text:style-name="P142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144851074" text:style-name="L57">
        <text:list-item>
          <text:p text:style-name="P228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28"><text:span text:style-name="T5">select в</text:span>о<text:span text:style-name="T5">звращает новый объект</text:span></text:p>
        </text:list-item>
      </text:list>
      <text:p text:style-name="P81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1"/>
      <text:p text:style-name="P163"/>
      <text:p text:style-name="P89">Арифметические операторы </text:p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6">Оператор</text:p>
            </table:table-cell>
            <table:table-cell table:style-name="Table12.A1" office:value-type="string">
              <text:p text:style-name="P136">Значение</text:p>
            </table:table-cell>
            <table:table-cell table:style-name="Table12.C1" office:value-type="string">
              <text:p text:style-name="P13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0">+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+ b</text:p>
          </table:table-cell>
        </table:table-row>
        <table:table-row>
          <table:table-cell table:style-name="Table12.A2" office:value-type="string">
            <text:p text:style-name="P160">-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- 5 #=&gt; -2</text:p>
          </table:table-cell>
        </table:table-row>
        <table:table-row>
          <table:table-cell table:style-name="Table12.A2" office:value-type="string">
            <text:p text:style-name="P160">/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10 / 8 # =&gt; 1</text:p>
          </table:table-cell>
        </table:table-row>
        <table:table-row>
          <table:table-cell table:style-name="Table12.A2" office:value-type="string">
            <text:p text:style-name="P160">*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2 * 5 * b #=&gt; 20</text:p>
          </table:table-cell>
        </table:table-row>
        <table:table-row>
          <table:table-cell table:style-name="Table12.A2" office:value-type="string">
            <text:p text:style-name="P160">%</text:p>
          </table:table-cell>
          <table:table-cell table:style-name="Table12.A2" office:value-type="string">
            <text:p text:style-name="P160">остаток от деления (remainder; modulo)</text:p>
          </table:table-cell>
          <table:table-cell table:style-name="Table12.C2" office:value-type="string">
            <text:p text:style-name="P160">10 % 3 #=&gt; 1</text:p>
          </table:table-cell>
        </table:table-row>
        <table:table-row table:style-name="Table12.7">
          <table:table-cell table:style-name="Table12.A2" office:value-type="string">
            <text:p text:style-name="P160">**</text:p>
          </table:table-cell>
          <table:table-cell table:style-name="Table12.A2" office:value-type="string">
            <text:p text:style-name="P160">экспоненциация (возведение в степень)</text:p>
          </table:table-cell>
          <table:table-cell table:style-name="Table12.C2" office:value-type="string">
            <text:p text:style-name="P160">b**8 #=&gt; 256</text:p>
          </table:table-cell>
        </table:table-row>
        <table:table-row table:style-name="Table12.7">
          <table:table-cell table:style-name="Table12.A2" office:value-type="string">
            <text:p text:style-name="P160"/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/>
          </table:table-cell>
        </table:table-row>
      </table:table>
      <text:p text:style-name="P90"/>
      <text:list xml:id="list108635480" text:style-name="L58">
        <text:list-item>
          <text:p text:style-name="P229">унарная оператор – оператор, принимающий один аргумент (операнд)</text:p>
        </text:list-item>
        <text:list-item>
          <text:p text:style-name="P229">бинарная оператор – принимает два операнда</text:p>
        </text:list-item>
      </text:list>
      <text:p text:style-name="P9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-</text:p>
          </table:table-cell>
          <table:table-cell table:style-name="Table13.A1" office:value-type="string">
            <text:p text:style-name="P160">унарный минус</text:p>
          </table:table-cell>
          <table:table-cell table:style-name="Table13.C1" office:value-type="string">
            <text:p text:style-name="P160">-5 <text:s/>-a</text:p>
          </table:table-cell>
        </table:table-row>
        <table:table-row>
          <table:table-cell table:style-name="Table13.A2" office:value-type="string">
            <text:p text:style-name="P160">+</text:p>
          </table:table-cell>
          <table:table-cell table:style-name="Table13.A2" office:value-type="string">
            <text:p text:style-name="P160">унарный плюс</text:p>
          </table:table-cell>
          <table:table-cell table:style-name="Table13.C2" office:value-type="string">
            <text:p text:style-name="P160">+</text:p>
          </table:table-cell>
        </table:table-row>
      </table:table>
      <text:p text:style-name="P90"/>
      <text:p text:style-name="P90">есть битовые операции</text:p>
      <text:list xml:id="list1122671069" text:style-name="L59">
        <text:list-item>
          <text:p text:style-name="P230">двоичное смещение вправо: 10 &gt;&gt; 1 #=&gt; 5 равноценно делению на 2</text:p>
        </text:list-item>
        <text:list-item>
          <text:p text:style-name="P230">двоичное смещение влево: 10 &lt;&lt; 2 #= &gt; 40 равноценно умножению на 4</text:p>
          <text:p text:style-name="P231"/>
        </text:list-item>
      </text:list>
      <text:p text:style-name="P89">Приоритеты операций (operator precedence)</text:p>
      <text:p text:style-name="P90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Оператор</text:p>
          </table:table-cell>
          <table:table-cell table:style-name="Table15.B1" office:value-type="string">
            <text:p text:style-name="P137">Описание</text:p>
          </table:table-cell>
        </table:table-row>
        <table:table-row>
          <table:table-cell table:style-name="Table15.A2" office:value-type="string">
            <text:p text:style-name="P137">**</text:p>
          </table:table-cell>
          <table:table-cell table:style-name="Table15.B2" office:value-type="string">
            <text:p text:style-name="P137">возведение в степень</text:p>
          </table:table-cell>
        </table:table-row>
        <table:table-row>
          <table:table-cell table:style-name="Table15.A2" office:value-type="string">
            <text:p text:style-name="P91"><text:span text:style-name="Source_20_Text"><text:span text:style-name="T11">!+-</text:span></text:span></text:p>
          </table:table-cell>
          <table:table-cell table:style-name="Table15.B2" office:value-type="string">
            <text:p text:style-name="P13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7">* / %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+ -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&lt; &gt; &lt;= &gt;=</text:p>
          </table:table-cell>
          <table:table-cell table:style-name="Table15.B2" office:value-type="string">
            <text:p text:style-name="P137">операторы сравнения</text:p>
          </table:table-cell>
        </table:table-row>
        <table:table-row>
          <table:table-cell table:style-name="Table15.A2" office:value-type="string">
            <text:p text:style-name="P101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7">&amp;&amp;</text:p>
          </table:table-cell>
          <table:table-cell table:style-name="Table15.B2" office:value-type="string">
            <text:p text:style-name="P137">логическое И</text:p>
          </table:table-cell>
        </table:table-row>
        <table:table-row>
          <table:table-cell table:style-name="Table15.A2" office:value-type="string">
            <text:p text:style-name="P137">||</text:p>
          </table:table-cell>
          <table:table-cell table:style-name="Table15.B2" office:value-type="string">
            <text:p text:style-name="P13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2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7">not</text:p>
          </table:table-cell>
          <table:table-cell table:style-name="Table15.B2" office:value-type="string">
            <text:p text:style-name="P13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7">and or</text:p>
          </table:table-cell>
          <table:table-cell table:style-name="Table15.B2" office:value-type="string">
            <text:p text:style-name="P13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7"/>
          </table:table-cell>
          <table:table-cell table:style-name="Table15.B2" office:value-type="string">
            <text:p text:style-name="P137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2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7">y += 1</text:p>
          </table:table-cell>
          <table:table-cell table:style-name="Table14.C1" office:value-type="string">
            <text:p text:style-name="P137">нету: <text:s/>y++</text:p>
          </table:table-cell>
        </table:table-row>
        <table:table-row>
          <table:table-cell table:style-name="Table14.A2" office:value-type="string">
            <text:p text:style-name="P137">y = y - 2</text:p>
          </table:table-cell>
          <table:table-cell table:style-name="Table14.A2" office:value-type="string">
            <text:p text:style-name="P137">y -= 2</text:p>
          </table:table-cell>
          <table:table-cell table:style-name="Table14.C2" office:value-type="string">
            <text:p text:style-name="P137">нету: y--</text:p>
          </table:table-cell>
        </table:table-row>
        <table:table-row>
          <table:table-cell table:style-name="Table14.A2" office:value-type="string">
            <text:p text:style-name="P137">y = y * 2</text:p>
          </table:table-cell>
          <table:table-cell table:style-name="Table14.A2" office:value-type="string">
            <text:p text:style-name="P137">y *=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%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/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y ** 3</text:p>
          </table:table-cell>
          <table:table-cell table:style-name="Table14.A2" office:value-type="string">
            <text:p text:style-name="P137">y *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3 если y неопределено</text:p>
          </table:table-cell>
          <table:table-cell table:style-name="Table14.A2" office:value-type="string">
            <text:p text:style-name="P137">y ||= 3</text:p>
          </table:table-cell>
          <table:table-cell table:style-name="Table14.C2" office:value-type="string">
            <text:p text:style-name="P137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2"><text:span text:style-name="Source_20_Text"><text:span text:style-name="T9">!!! задание: попробовать в irb. Измениться ли значение переменной a ?</text:span></text:span></text:p>
      <text:p text:style-name="P92"><text:span text:style-name="Source_20_Text"><text:span text:style-name="T9"/></text:span></text:p>
      <text:p text:style-name="P132"><text:span text:style-name="Source_20_Text"><text:span text:style-name="T9">a ||= 2</text:span></text:span></text:p>
      <text:p text:style-name="P123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1-15T18:52:11</dc:date>
    <meta:editing-duration>P6DT3H34M5S</meta:editing-duration>
    <meta:editing-cycles>935</meta:editing-cycles>
    <dc:creator>Nikolai Krot</dc:creator>
    <meta:document-statistic meta:table-count="36" meta:image-count="0" meta:object-count="0" meta:page-count="89" meta:paragraph-count="2471" meta:word-count="13098" meta:character-count="84265" meta:non-whitespace-character-count="77082"/>
  </office:meta>
</office:document-meta>
</file>